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ArialMT" svg:font-family="ArialMT" style:font-family-generic="roman"/>
    <style:font-face style:name="ArialUnicodeMS" svg:font-family="ArialUnicodeMS"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308c00" officeooo:paragraph-rsid="00308c00" style:font-weight-asian="bold" style:font-weight-complex="bold"/>
    </style:style>
    <style:style style:name="P12" style:family="paragraph" style:parent-style-name="Standard">
      <style:text-properties fo:font-weight="bold" officeooo:rsid="0033f4e8" officeooo:paragraph-rsid="0033f4e8" style:font-weight-asian="bold" style:font-weight-complex="bold"/>
    </style:style>
    <style:style style:name="P13" style:family="paragraph" style:parent-style-name="Standard">
      <style:text-properties fo:font-weight="bold" officeooo:paragraph-rsid="003265e9" style:font-weight-asian="bold" style:font-weight-complex="bold"/>
    </style:style>
    <style:style style:name="P14" style:family="paragraph" style:parent-style-name="Standard">
      <style:text-properties officeooo:paragraph-rsid="001ca04f"/>
    </style:style>
    <style:style style:name="P15" style:family="paragraph" style:parent-style-name="Standard">
      <style:text-properties officeooo:paragraph-rsid="00207808"/>
    </style:style>
    <style:style style:name="P16" style:family="paragraph" style:parent-style-name="Standard">
      <style:text-properties officeooo:paragraph-rsid="002230e3"/>
    </style:style>
    <style:style style:name="P17" style:family="paragraph" style:parent-style-name="Standard">
      <style:text-properties officeooo:paragraph-rsid="00291519"/>
    </style:style>
    <style:style style:name="P18" style:family="paragraph" style:parent-style-name="Standard">
      <style:text-properties officeooo:paragraph-rsid="002c64ae"/>
    </style:style>
    <style:style style:name="P19" style:family="paragraph" style:parent-style-name="Standard">
      <style:text-properties officeooo:paragraph-rsid="002d4be6"/>
    </style:style>
    <style:style style:name="P20" style:family="paragraph" style:parent-style-name="Standard">
      <style:text-properties officeooo:paragraph-rsid="00308c00"/>
    </style:style>
    <style:style style:name="P21" style:family="paragraph" style:parent-style-name="Standard">
      <style:text-properties officeooo:paragraph-rsid="003265e9"/>
    </style:style>
    <style:style style:name="P22" style:family="paragraph" style:parent-style-name="Standard">
      <style:text-properties officeooo:paragraph-rsid="0033f4e8"/>
    </style:style>
    <style:style style:name="P23" style:family="paragraph" style:parent-style-name="Standard">
      <style:text-properties officeooo:paragraph-rsid="0034a345"/>
    </style:style>
    <style:style style:name="P24" style:family="paragraph" style:parent-style-name="Standard">
      <style:text-properties officeooo:paragraph-rsid="00368a23"/>
    </style:style>
    <style:style style:name="P25" style:family="paragraph" style:parent-style-name="Standard">
      <style:text-properties fo:font-style="normal" fo:font-weight="bold" officeooo:paragraph-rsid="0033f4e8" style:font-style-asian="normal" style:font-weight-asian="bold" style:font-style-complex="normal" style:font-weight-complex="bold"/>
    </style:style>
    <style:style style:name="P26" style:family="paragraph" style:parent-style-name="Standard">
      <style:text-properties officeooo:rsid="003b87da"/>
    </style:style>
    <style:style style:name="P27" style:family="paragraph" style:parent-style-name="Standard">
      <style:text-properties officeooo:paragraph-rsid="004581bc"/>
    </style:style>
    <style:style style:name="P28" style:family="paragraph" style:parent-style-name="Standard">
      <style:text-properties officeooo:paragraph-rsid="00491c3d"/>
    </style:style>
    <style:style style:name="P29" style:family="paragraph" style:parent-style-name="Standard">
      <style:text-properties officeooo:rsid="004e6c9a" officeooo:paragraph-rsid="0050b714"/>
    </style:style>
    <style:style style:name="P30" style:family="paragraph" style:parent-style-name="Footnote">
      <style:text-properties officeooo:rsid="001d6ecb" officeooo:paragraph-rsid="001d6ecb"/>
    </style:style>
    <style:style style:name="P31" style:family="paragraph" style:parent-style-name="Footnote">
      <style:text-properties officeooo:rsid="00207808" officeooo:paragraph-rsid="00207808"/>
    </style:style>
    <style:style style:name="P32" style:family="paragraph" style:parent-style-name="Footnote">
      <style:text-properties officeooo:rsid="002b80c0" officeooo:paragraph-rsid="002b80c0"/>
    </style:style>
    <style:style style:name="P33" style:family="paragraph" style:parent-style-name="Footnote">
      <style:text-properties officeooo:paragraph-rsid="002a6ea0"/>
    </style:style>
    <style:style style:name="P34" style:family="paragraph" style:parent-style-name="Footnote">
      <style:text-properties officeooo:rsid="002c64ae" officeooo:paragraph-rsid="002c64ae"/>
    </style:style>
    <style:style style:name="P35" style:family="paragraph" style:parent-style-name="Footnote">
      <style:text-properties officeooo:rsid="0034a345" officeooo:paragraph-rsid="0034a345"/>
    </style:style>
    <style:style style:name="P36" style:family="paragraph" style:parent-style-name="Footnote">
      <style:text-properties officeooo:rsid="003b87da" officeooo:paragraph-rsid="003b87da"/>
    </style:style>
    <style:style style:name="P37" style:family="paragraph" style:parent-style-name="Footnote">
      <style:text-properties officeooo:rsid="003f1b08" officeooo:paragraph-rsid="003f1b08"/>
    </style:style>
    <style:style style:name="P38" style:family="paragraph" style:parent-style-name="Footnote">
      <style:text-properties officeooo:rsid="00442060" officeooo:paragraph-rsid="00442060"/>
    </style:style>
    <style:style style:name="P39" style:family="paragraph" style:parent-style-name="Footnote">
      <style:text-properties officeooo:rsid="00491c3d" officeooo:paragraph-rsid="00491c3d"/>
    </style:style>
    <style:style style:name="P40" style:family="paragraph" style:parent-style-name="Footnote">
      <style:text-properties officeooo:rsid="004923e6" officeooo:paragraph-rsid="004923e6"/>
    </style:style>
    <style:style style:name="P41" style:family="paragraph" style:parent-style-name="Footnote">
      <style:text-properties style:font-name="Times New Roman" fo:font-size="10pt" style:font-size-asian="10pt" style:font-size-complex="10pt"/>
    </style:style>
    <style:style style:name="P42" style:family="paragraph" style:parent-style-name="Footnote">
      <style:text-properties officeooo:rsid="004e6c9a" officeooo:paragraph-rsid="004e6c9a"/>
    </style:style>
    <style:style style:name="P43" style:family="paragraph" style:parent-style-name="Footnote">
      <style:text-properties officeooo:rsid="00557a89" officeooo:paragraph-rsid="00557a89"/>
    </style:style>
    <style:style style:name="P44" style:family="paragraph" style:parent-style-name="Table_20_Heading">
      <style:text-properties fo:font-weight="bold" officeooo:rsid="002230e3" officeooo:paragraph-rsid="002230e3" style:font-weight-asian="bold" style:font-weight-complex="bold"/>
    </style:style>
    <style:style style:name="P45" style:family="paragraph" style:parent-style-name="Table_20_Heading">
      <style:text-properties fo:font-weight="bold" officeooo:rsid="002c8048" officeooo:paragraph-rsid="002c8048" style:font-weight-asian="bold" style:font-weight-complex="bold"/>
    </style:style>
    <style:style style:name="P46" style:family="paragraph" style:parent-style-name="Table_20_Heading">
      <style:text-properties fo:font-weight="bold" officeooo:rsid="002c8048" officeooo:paragraph-rsid="002230e3" style:font-weight-asian="bold" style:font-weight-complex="bold"/>
    </style:style>
    <style:style style:name="P47" style:family="paragraph" style:parent-style-name="Table_20_Contents">
      <style:text-properties officeooo:rsid="002230e3" officeooo:paragraph-rsid="002230e3"/>
    </style:style>
    <style:style style:name="P48" style:family="paragraph" style:parent-style-name="Table_20_Contents">
      <style:text-properties officeooo:rsid="002230e3" officeooo:paragraph-rsid="00284e21"/>
    </style:style>
    <style:style style:name="P49" style:family="paragraph" style:parent-style-name="Table_20_Contents">
      <style:text-properties officeooo:rsid="002230e3" officeooo:paragraph-rsid="002c8048"/>
    </style:style>
    <style:style style:name="P50" style:family="paragraph" style:parent-style-name="Table_20_Contents">
      <style:text-properties officeooo:rsid="00226632" officeooo:paragraph-rsid="00226632"/>
    </style:style>
    <style:style style:name="P51" style:family="paragraph" style:parent-style-name="Table_20_Contents">
      <style:text-properties officeooo:rsid="00235a95" officeooo:paragraph-rsid="00235a95"/>
    </style:style>
    <style:style style:name="P52" style:family="paragraph" style:parent-style-name="Table_20_Contents">
      <style:text-properties officeooo:rsid="0024ba00" officeooo:paragraph-rsid="0024ba00"/>
    </style:style>
    <style:style style:name="P53" style:family="paragraph" style:parent-style-name="Table_20_Contents">
      <style:text-properties officeooo:rsid="004012e5" officeooo:paragraph-rsid="004012e5"/>
    </style:style>
    <style:style style:name="P54" style:family="paragraph" style:parent-style-name="Footnote" style:master-page-name="Converted1">
      <style:paragraph-properties style:page-number="auto"/>
    </style:style>
    <style:style style:name="P55" style:family="paragraph" style:parent-style-name="Footnote" style:master-page-name="Converted4">
      <style:paragraph-properties style:page-number="auto"/>
    </style:style>
    <style:style style:name="P56" style:family="paragraph" style:parent-style-name="Footnote" style:master-page-name="Converted5">
      <style:paragraph-properties style:page-number="auto"/>
    </style:style>
    <style:style style:name="P57" style:family="paragraph" style:parent-style-name="Footnote" style:master-page-name="Converted6">
      <style:paragraph-properties style:page-number="auto"/>
      <style:text-properties officeooo:paragraph-rsid="0058f148"/>
    </style:style>
    <style:style style:name="P58" style:family="paragraph" style:parent-style-name="Footnote" style:master-page-name="Converted7">
      <style:paragraph-properties style:page-number="auto"/>
      <style:text-properties officeooo:paragraph-rsid="0058f148"/>
    </style:style>
    <style:style style:name="P59" style:family="paragraph" style:parent-style-name="Footnote" style:master-page-name="Converted10">
      <style:paragraph-properties style:page-number="auto"/>
    </style:style>
    <style:style style:name="P60" style:family="paragraph" style:parent-style-name="Footnote" style:master-page-name="Converted12">
      <style:paragraph-properties style:page-number="auto"/>
    </style:style>
    <style:style style:name="P61" style:family="paragraph" style:parent-style-name="Footnote" style:master-page-name="Converted13">
      <style:paragraph-properties style:page-number="auto"/>
      <style:text-properties officeooo:rsid="001d0538" officeooo:paragraph-rsid="005cd200"/>
    </style:style>
    <style:style style:name="P62" style:family="paragraph" style:parent-style-name="Footnote" style:master-page-name="Converted14">
      <style:paragraph-properties style:page-number="auto"/>
    </style:style>
    <style:style style:name="P63" style:family="paragraph" style:parent-style-name="Footnote" style:master-page-name="Converted15">
      <style:paragraph-properties style:page-number="auto"/>
    </style:style>
    <style:style style:name="P64" style:family="paragraph" style:parent-style-name="Footnote" style:master-page-name="Converted16">
      <style:paragraph-properties style:page-number="auto"/>
    </style:style>
    <style:style style:name="P65" style:family="paragraph" style:parent-style-name="Footnote" style:master-page-name="Converted18">
      <style:paragraph-properties style:page-number="auto"/>
    </style:style>
    <style:style style:name="P66" style:family="paragraph" style:parent-style-name="Footnote" style:master-page-name="Converted20">
      <style:paragraph-properties style:page-number="auto"/>
    </style:style>
    <style:style style:name="P67" style:family="paragraph" style:parent-style-name="Footnote" style:master-page-name="Converted21">
      <style:paragraph-properties style:page-number="auto"/>
    </style:style>
    <style:style style:name="P68" style:family="paragraph" style:parent-style-name="Footnote" style:master-page-name="Converted22">
      <style:paragraph-properties style:page-number="auto"/>
      <style:text-properties fo:font-weight="normal" style:font-weight-asian="normal" style:font-weight-complex="normal"/>
    </style:style>
    <style:style style:name="P69" style:family="paragraph" style:parent-style-name="Footnote" style:master-page-name="Converted25">
      <style:paragraph-properties style:page-number="auto"/>
      <style:text-properties fo:font-weight="normal" style:font-weight-asian="normal" style:font-weight-complex="normal"/>
    </style:style>
    <style:style style:name="P70" style:family="paragraph" style:parent-style-name="Footnote" style:master-page-name="Converted26">
      <style:paragraph-properties style:page-number="auto"/>
    </style:style>
    <style:style style:name="P71" style:family="paragraph" style:parent-style-name="Footnote" style:master-page-name="Converted27">
      <style:paragraph-properties style:page-number="auto"/>
      <style:text-properties fo:font-weight="normal" style:font-weight-asian="normal" style:font-weight-complex="normal"/>
    </style:style>
    <style:style style:name="P72" style:family="paragraph" style:parent-style-name="Footnote" style:master-page-name="Converted28">
      <style:paragraph-properties style:page-number="auto"/>
    </style:style>
    <style:style style:name="P73" style:family="paragraph" style:parent-style-name="Footnote" style:master-page-name="Converted29">
      <style:paragraph-properties style:page-number="auto"/>
    </style:style>
    <style:style style:name="P74" style:family="paragraph" style:parent-style-name="Footnote" style:master-page-name="Converted31">
      <style:paragraph-properties style:page-number="auto"/>
      <style:text-properties fo:font-weight="normal" style:font-weight-asian="normal" style:font-weight-complex="normal"/>
    </style:style>
    <style:style style:name="P75" style:family="paragraph" style:parent-style-name="Footnote" style:master-page-name="Converted37">
      <style:paragraph-properties style:page-number="auto"/>
    </style:style>
    <style:style style:name="P76" style:family="paragraph" style:parent-style-name="Footnote" style:master-page-name="Converted43">
      <style:paragraph-properties style:page-number="auto"/>
    </style:style>
    <style:style style:name="P77" style:family="paragraph" style:parent-style-name="Footnote" style:master-page-name="Converted44">
      <style:paragraph-properties style:page-number="auto"/>
      <style:text-properties fo:font-weight="normal" style:font-weight-asian="normal" style:font-weight-complex="normal"/>
    </style:style>
    <style:style style:name="P78" style:family="paragraph" style:parent-style-name="Footnote" style:master-page-name="Converted46">
      <style:paragraph-properties style:page-number="auto"/>
    </style:style>
    <style:style style:name="P79" style:family="paragraph" style:parent-style-name="Footnote" style:master-page-name="Converted47">
      <style:paragraph-properties style:page-number="auto"/>
    </style:style>
    <style:style style:name="P80" style:family="paragraph" style:parent-style-name="Footnote" style:master-page-name="Converted49">
      <style:paragraph-properties style:page-number="auto"/>
    </style:style>
    <style:style style:name="P81" style:family="paragraph" style:parent-style-name="Footnote" style:master-page-name="Converted50">
      <style:paragraph-properties style:page-number="auto"/>
      <style:text-properties fo:font-weight="normal" style:font-weight-asian="normal" style:font-weight-complex="normal"/>
    </style:style>
    <style:style style:name="P82" style:family="paragraph" style:parent-style-name="Footnote" style:master-page-name="Converted51">
      <style:paragraph-properties style:page-number="auto"/>
      <style:text-properties fo:font-weight="normal" style:font-weight-asian="normal" style:font-weight-complex="normal"/>
    </style:style>
    <style:style style:name="P83" style:family="paragraph" style:parent-style-name="Footnote" style:master-page-name="Converted52">
      <style:paragraph-properties style:page-number="auto"/>
    </style:style>
    <style:style style:name="P84" style:family="paragraph" style:parent-style-name="Footnote" style:master-page-name="Converted53">
      <style:paragraph-properties style:page-number="auto"/>
    </style:style>
    <style:style style:name="P85" style:family="paragraph" style:parent-style-name="Footnote" style:master-page-name="Converted54">
      <style:paragraph-properties style:page-number="auto"/>
    </style:style>
    <style:style style:name="P86" style:family="paragraph" style:parent-style-name="Footnote" style:master-page-name="Converted55">
      <style:paragraph-properties style:page-number="auto"/>
      <style:text-properties fo:font-weight="normal" style:font-weight-asian="normal" style:font-weight-complex="normal"/>
    </style:style>
    <style:style style:name="P87" style:family="paragraph" style:parent-style-name="Footnote" style:master-page-name="Converted56">
      <style:paragraph-properties style:page-number="auto"/>
      <style:text-properties fo:font-weight="normal" style:font-weight-asian="normal" style:font-weight-complex="normal"/>
    </style:style>
    <style:style style:name="P88" style:family="paragraph" style:parent-style-name="Footnote" style:master-page-name="Converted57">
      <style:paragraph-properties style:page-number="auto"/>
      <style:text-properties fo:font-weight="normal" style:font-weight-asian="normal" style:font-weight-complex="normal"/>
    </style:style>
    <style:style style:name="P89" style:family="paragraph" style:parent-style-name="Footnote" style:master-page-name="Converted58">
      <style:paragraph-properties style:page-number="auto"/>
      <style:text-properties fo:font-weight="normal" style:font-weight-asian="normal" style:font-weight-complex="normal"/>
    </style:style>
    <style:style style:name="P90" style:family="paragraph" style:parent-style-name="Footnote" style:master-page-name="Converted59">
      <style:paragraph-properties style:page-number="auto"/>
    </style:style>
    <style:style style:name="P91" style:family="paragraph" style:parent-style-name="Footnote" style:master-page-name="Converted60">
      <style:paragraph-properties style:page-number="auto"/>
    </style:style>
    <style:style style:name="P92" style:family="paragraph" style:parent-style-name="Footnote" style:master-page-name="Converted61">
      <style:paragraph-properties style:page-number="auto"/>
      <style:text-properties fo:font-weight="normal" style:font-weight-asian="normal" style:font-weight-complex="normal"/>
    </style:style>
    <style:style style:name="P93" style:family="paragraph" style:parent-style-name="Footnote" style:master-page-name="Converted62">
      <style:paragraph-properties style:page-number="auto"/>
      <style:text-properties fo:font-weight="normal" style:font-weight-asian="normal" style:font-weight-complex="normal"/>
    </style:style>
    <style:style style:name="P94" style:family="paragraph" style:parent-style-name="Footnote" style:master-page-name="Converted64">
      <style:paragraph-properties style:page-number="auto"/>
      <style:text-properties officeooo:rsid="0065fac7" officeooo:paragraph-rsid="0065fac7"/>
    </style:style>
    <style:style style:name="P95"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96" style:family="paragraph" style:parent-style-name="Footnote" style:master-page-name="Converted90">
      <style:paragraph-properties style:page-number="auto"/>
      <style:text-properties fo:font-weight="normal" style:font-weight-asian="normal" style:font-weight-complex="normal"/>
    </style:style>
    <style:style style:name="P97" style:family="paragraph" style:parent-style-name="Footnote" style:master-page-name="Converted88">
      <style:paragraph-properties style:page-number="auto"/>
      <style:text-properties fo:font-weight="normal" style:font-weight-asian="normal" style:font-weight-complex="normal"/>
    </style:style>
    <style:style style:name="P98" style:family="paragraph" style:parent-style-name="Footnote" style:master-page-name="Converted92">
      <style:paragraph-properties style:page-number="auto"/>
      <style:text-properties fo:font-weight="normal" style:font-weight-asian="normal" style:font-weight-complex="normal"/>
    </style:style>
    <style:style style:name="P99" style:family="paragraph" style:parent-style-name="Footnote" style:master-page-name="Converted93">
      <style:paragraph-properties style:page-number="auto"/>
    </style:style>
    <style:style style:name="P100" style:family="paragraph" style:parent-style-name="Footnote" style:master-page-name="Converted94">
      <style:paragraph-properties style:page-number="auto"/>
    </style:style>
    <style:style style:name="P101" style:family="paragraph" style:parent-style-name="Footnote" style:master-page-name="Converted66">
      <style:paragraph-properties style:page-number="auto"/>
      <style:text-properties fo:font-weight="normal" style:font-weight-asian="normal" style:font-weight-complex="normal"/>
    </style:style>
    <style:style style:name="P102" style:family="paragraph" style:parent-style-name="Footnote" style:master-page-name="Converted67">
      <style:paragraph-properties style:page-number="auto"/>
      <style:text-properties fo:font-weight="normal" style:font-weight-asian="normal" style:font-weight-complex="normal"/>
    </style:style>
    <style:style style:name="P103" style:family="paragraph" style:parent-style-name="Footnote" style:master-page-name="Converted68">
      <style:paragraph-properties style:page-number="auto"/>
    </style:style>
    <style:style style:name="P104" style:family="paragraph" style:parent-style-name="Footnote" style:master-page-name="Converted69">
      <style:paragraph-properties style:page-number="auto"/>
      <style:text-properties fo:font-weight="normal" style:font-weight-asian="normal" style:font-weight-complex="normal"/>
    </style:style>
    <style:style style:name="P105" style:family="paragraph" style:parent-style-name="Footnote" style:master-page-name="Converted70">
      <style:paragraph-properties style:page-number="auto"/>
      <style:text-properties fo:font-weight="normal" style:font-weight-asian="normal" style:font-weight-complex="normal"/>
    </style:style>
    <style:style style:name="P106" style:family="paragraph" style:parent-style-name="Footnote" style:master-page-name="Converted71">
      <style:paragraph-properties style:page-number="auto"/>
    </style:style>
    <style:style style:name="P107" style:family="paragraph" style:parent-style-name="Footnote" style:master-page-name="Converted72">
      <style:paragraph-properties style:page-number="auto"/>
      <style:text-properties fo:font-weight="normal" style:font-weight-asian="normal" style:font-weight-complex="normal"/>
    </style:style>
    <style:style style:name="P108" style:family="paragraph" style:parent-style-name="Footnote" style:master-page-name="Converted73">
      <style:paragraph-properties style:page-number="auto"/>
      <style:text-properties fo:font-weight="normal" style:font-weight-asian="normal" style:font-weight-complex="normal"/>
    </style:style>
    <style:style style:name="P109" style:family="paragraph" style:parent-style-name="Footnote" style:master-page-name="Converted75">
      <style:paragraph-properties style:page-number="auto"/>
      <style:text-properties fo:font-weight="normal" style:font-weight-asian="normal" style:font-weight-complex="normal"/>
    </style:style>
    <style:style style:name="P110" style:family="paragraph" style:parent-style-name="Footnote" style:master-page-name="Converted78">
      <style:paragraph-properties style:page-number="auto"/>
    </style:style>
    <style:style style:name="P111" style:family="paragraph" style:parent-style-name="Footnote" style:master-page-name="Converted79">
      <style:paragraph-properties style:page-number="auto"/>
    </style:style>
    <style:style style:name="P112" style:family="paragraph" style:parent-style-name="Footnote" style:master-page-name="Converted32">
      <style:paragraph-properties style:page-number="auto"/>
    </style:style>
    <style:style style:name="P113" style:family="paragraph" style:parent-style-name="Footnote" style:master-page-name="Converted34">
      <style:paragraph-properties style:page-number="auto"/>
    </style:style>
    <style:style style:name="P114" style:family="paragraph" style:parent-style-name="Footnote" style:master-page-name="Converted95">
      <style:paragraph-properties style:page-number="auto"/>
    </style:style>
    <style:style style:name="P115" style:family="paragraph" style:parent-style-name="Footnote" style:master-page-name="Converted81">
      <style:paragraph-properties style:page-number="auto"/>
    </style:style>
    <style:style style:name="P116" style:family="paragraph" style:parent-style-name="Footnote" style:master-page-name="Converted84">
      <style:paragraph-properties style:page-number="auto"/>
    </style:style>
    <style:style style:name="P117" style:family="paragraph" style:parent-style-name="Footnote" style:master-page-name="Converted41">
      <style:paragraph-properties style:page-number="auto"/>
      <style:text-properties fo:font-weight="normal" style:font-weight-asian="normal" style:font-weight-complex="normal"/>
    </style:style>
    <style:style style:name="P118" style:family="paragraph" style:parent-style-name="Footnote" style:master-page-name="Converted42">
      <style:paragraph-properties style:page-number="auto"/>
    </style:style>
    <style:style style:name="P119" style:family="paragraph" style:parent-style-name="Footnote">
      <style:text-properties officeooo:rsid="001d0538" officeooo:paragraph-rsid="005cd200"/>
    </style:style>
    <style:style style:name="P120" style:family="paragraph" style:parent-style-name="Footnote">
      <style:text-properties officeooo:rsid="005ec3e5" officeooo:paragraph-rsid="005ec3e5"/>
    </style:style>
    <style:style style:name="P121" style:family="paragraph" style:parent-style-name="Footnote">
      <style:text-properties style:font-name="Times New Roman" fo:font-size="10pt" style:font-size-asian="10pt" style:font-size-complex="10pt"/>
    </style:style>
    <style:style style:name="P122" style:family="paragraph" style:parent-style-name="Footnote">
      <style:text-properties officeooo:rsid="006504b2" officeooo:paragraph-rsid="006504b2"/>
    </style:style>
    <style:style style:name="P123" style:family="paragraph" style:parent-style-name="Footnote">
      <style:text-properties officeooo:rsid="0067901c" officeooo:paragraph-rsid="0067901c"/>
    </style:style>
    <style:style style:name="P124" style:family="paragraph" style:parent-style-name="Footnote">
      <style:text-properties officeooo:rsid="006d3e4a" officeooo:paragraph-rsid="006d3e4a"/>
    </style:style>
    <style:style style:name="P125" style:family="paragraph" style:parent-style-name="Footnote">
      <style:text-properties officeooo:rsid="0043ed87" officeooo:paragraph-rsid="0043ed87"/>
    </style:style>
    <style:style style:name="P126" style:family="paragraph" style:parent-style-name="Footnote">
      <style:text-properties officeooo:rsid="0040f5e4" officeooo:paragraph-rsid="0040f5e4"/>
    </style:style>
    <style:style style:name="P127" style:family="paragraph" style:parent-style-name="Footnote">
      <style:text-properties officeooo:rsid="00770c25" officeooo:paragraph-rsid="00770c25"/>
    </style:style>
    <style:style style:name="P128" style:family="paragraph" style:parent-style-name="Footnote">
      <style:text-properties officeooo:rsid="0079bc00" officeooo:paragraph-rsid="0079bc00"/>
    </style:style>
    <style:style style:name="P129" style:family="paragraph" style:parent-style-name="Footnote">
      <style:text-properties officeooo:rsid="007ac31b" officeooo:paragraph-rsid="007ac31b"/>
    </style:style>
    <style:style style:name="P130" style:family="paragraph" style:parent-style-name="Footnote">
      <style:text-properties officeooo:rsid="007cb799" officeooo:paragraph-rsid="007cb799"/>
    </style:style>
    <style:style style:name="P131" style:family="paragraph" style:parent-style-name="Footnote">
      <style:text-properties officeooo:rsid="007e24cc" officeooo:paragraph-rsid="007e24cc"/>
    </style:style>
    <style:style style:name="P132" style:family="paragraph" style:parent-style-name="Footnote">
      <style:text-properties officeooo:rsid="00818aa2" officeooo:paragraph-rsid="00818aa2"/>
    </style:style>
    <style:style style:name="P133" style:family="paragraph" style:parent-style-name="Footnote">
      <style:text-properties officeooo:rsid="0081dd8a" officeooo:paragraph-rsid="0081dd8a"/>
    </style:style>
    <style:style style:name="P134" style:family="paragraph" style:parent-style-name="Footnote">
      <style:text-properties officeooo:rsid="0082e8e3" officeooo:paragraph-rsid="0082e8e3"/>
    </style:style>
    <style:style style:name="P135" style:family="paragraph" style:parent-style-name="Footnote">
      <style:text-properties officeooo:rsid="008462f8" officeooo:paragraph-rsid="008462f8"/>
    </style:style>
    <style:style style:name="P136" style:family="paragraph" style:parent-style-name="Footnote">
      <style:text-properties officeooo:rsid="008529a5" officeooo:paragraph-rsid="008529a5"/>
    </style:style>
    <style:style style:name="P137" style:family="paragraph" style:parent-style-name="Footnote">
      <style:text-properties officeooo:rsid="008529a5" officeooo:paragraph-rsid="0086a66e"/>
    </style:style>
    <style:style style:name="P138"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39" style:family="paragraph" style:parent-style-name="Footnote" style:master-page-name="Converted91">
      <style:paragraph-properties style:page-number="auto"/>
      <style:text-properties officeooo:rsid="00818aa2"/>
    </style:style>
    <style:style style:name="P140" style:family="paragraph" style:parent-style-name="Standard" style:master-page-name="Standard">
      <style:paragraph-properties style:page-number="auto"/>
      <style:text-properties fo:font-weight="bold" style:font-weight-asian="bold" style:font-weight-complex="bold"/>
    </style:style>
    <style:style style:name="P141" style:family="paragraph" style:parent-style-name="Standard">
      <style:text-properties officeooo:paragraph-rsid="005aea77"/>
    </style:style>
    <style:style style:name="P142" style:family="paragraph" style:parent-style-name="Standard">
      <style:text-properties fo:font-weight="normal" style:font-weight-asian="normal" style:font-weight-complex="normal"/>
    </style:style>
    <style:style style:name="P143" style:family="paragraph" style:parent-style-name="Standard">
      <style:text-properties fo:font-weight="normal" officeooo:rsid="005cdda9" officeooo:paragraph-rsid="005cdda9" style:font-weight-asian="normal" style:font-weight-complex="normal"/>
    </style:style>
    <style:style style:name="P144" style:family="paragraph" style:parent-style-name="Standard">
      <style:text-properties fo:font-weight="normal" officeooo:rsid="005d988b" officeooo:paragraph-rsid="005d988b" style:font-weight-asian="normal" style:font-weight-complex="normal"/>
    </style:style>
    <style:style style:name="P145" style:family="paragraph" style:parent-style-name="Standard">
      <style:text-properties fo:font-weight="normal" officeooo:paragraph-rsid="0062970d" style:font-weight-asian="normal" style:font-weight-complex="normal"/>
    </style:style>
    <style:style style:name="P146" style:family="paragraph" style:parent-style-name="Standard">
      <style:text-properties fo:font-weight="normal" officeooo:paragraph-rsid="00688608" style:font-weight-asian="normal" style:font-weight-complex="normal"/>
    </style:style>
    <style:style style:name="P147" style:family="paragraph" style:parent-style-name="Standard">
      <style:text-properties fo:font-weight="normal" officeooo:rsid="00308c00" officeooo:paragraph-rsid="006e729c" style:font-weight-asian="normal" style:font-weight-complex="normal"/>
    </style:style>
    <style:style style:name="P148" style:family="paragraph" style:parent-style-name="Standard">
      <style:text-properties fo:font-weight="normal" officeooo:rsid="00308c00" officeooo:paragraph-rsid="00708074" style:font-weight-asian="normal" style:font-weight-complex="normal"/>
    </style:style>
    <style:style style:name="P149" style:family="paragraph" style:parent-style-name="Standard">
      <style:text-properties fo:font-weight="normal" officeooo:paragraph-rsid="00750746" style:font-weight-asian="normal" style:font-weight-complex="normal"/>
    </style:style>
    <style:style style:name="P150" style:family="paragraph" style:parent-style-name="Standard">
      <style:text-properties fo:font-weight="normal" officeooo:rsid="00770c25" officeooo:paragraph-rsid="00770c25" style:font-weight-asian="normal" style:font-weight-complex="normal"/>
    </style:style>
    <style:style style:name="P151" style:family="paragraph" style:parent-style-name="Standard">
      <style:text-properties fo:font-weight="normal" officeooo:paragraph-rsid="008529a5" style:font-weight-asian="normal" style:font-weight-complex="normal"/>
    </style:style>
    <style:style style:name="P152" style:family="paragraph" style:parent-style-name="Standard">
      <style:text-properties fo:font-weight="normal" officeooo:rsid="0052b239" officeooo:paragraph-rsid="008b81e6" style:font-weight-asian="normal" style:font-weight-complex="normal"/>
    </style:style>
    <style:style style:name="P153" style:family="paragraph" style:parent-style-name="Standard">
      <style:text-properties officeooo:paragraph-rsid="00608aec"/>
    </style:style>
    <style:style style:name="P154" style:family="paragraph" style:parent-style-name="Standard">
      <style:text-properties officeooo:paragraph-rsid="006504b2"/>
    </style:style>
    <style:style style:name="P155" style:family="paragraph" style:parent-style-name="Standard">
      <style:text-properties fo:font-weight="bold" officeooo:paragraph-rsid="00666a5a" style:font-weight-asian="bold" style:font-weight-complex="bold"/>
    </style:style>
    <style:style style:name="P156" style:family="paragraph" style:parent-style-name="Standard">
      <style:text-properties fo:font-weight="bold" officeooo:rsid="00770c25" officeooo:paragraph-rsid="00770c25" style:font-weight-asian="bold" style:font-weight-complex="bold"/>
    </style:style>
    <style:style style:name="P157" style:family="paragraph" style:parent-style-name="Standard">
      <style:text-properties fo:font-weight="bold" officeooo:paragraph-rsid="0079bc00" style:font-weight-asian="bold" style:font-weight-complex="bold"/>
    </style:style>
    <style:style style:name="P158" style:family="paragraph" style:parent-style-name="Standard">
      <style:text-properties fo:font-weight="bold" officeooo:paragraph-rsid="0033f4e8" style:font-weight-asian="bold" style:font-weight-complex="bold"/>
    </style:style>
    <style:style style:name="P159" style:family="paragraph" style:parent-style-name="Standard">
      <style:text-properties fo:font-weight="bold" officeooo:rsid="007fa870" officeooo:paragraph-rsid="007fa870" style:font-weight-asian="bold" style:font-weight-complex="bold"/>
    </style:style>
    <style:style style:name="P160" style:family="paragraph" style:parent-style-name="Standard">
      <style:text-properties fo:font-weight="bold" officeooo:rsid="008a218d" officeooo:paragraph-rsid="008a218d" style:font-weight-asian="bold" style:font-weight-complex="bold"/>
    </style:style>
    <style:style style:name="P161" style:family="paragraph" style:parent-style-name="Standard">
      <style:text-properties fo:font-weight="bold" officeooo:rsid="008a218d" officeooo:paragraph-rsid="008b81e6" style:font-weight-asian="bold" style:font-weight-complex="bold"/>
    </style:style>
    <style:style style:name="P162" style:family="paragraph" style:parent-style-name="Standard">
      <style:text-properties fo:font-weight="bold" officeooo:rsid="008a218d" officeooo:paragraph-rsid="008c663b" style:font-weight-asian="bold" style:font-weight-complex="bold"/>
    </style:style>
    <style:style style:name="P163" style:family="paragraph" style:parent-style-name="Standard">
      <style:text-properties officeooo:paragraph-rsid="00686830"/>
    </style:style>
    <style:style style:name="P164" style:family="paragraph" style:parent-style-name="Standard">
      <style:text-properties officeooo:paragraph-rsid="00491c3d"/>
    </style:style>
    <style:style style:name="P165" style:family="paragraph" style:parent-style-name="Standard">
      <style:text-properties officeooo:paragraph-rsid="006ba234"/>
    </style:style>
    <style:style style:name="P166" style:family="paragraph" style:parent-style-name="Standard">
      <style:text-properties officeooo:paragraph-rsid="006d3e4a"/>
    </style:style>
    <style:style style:name="P167" style:family="paragraph" style:parent-style-name="Standard">
      <style:text-properties officeooo:paragraph-rsid="004581bc"/>
    </style:style>
    <style:style style:name="P168" style:family="paragraph" style:parent-style-name="Standard">
      <style:text-properties officeooo:paragraph-rsid="006e729c"/>
    </style:style>
    <style:style style:name="P169" style:family="paragraph" style:parent-style-name="Standard">
      <style:text-properties officeooo:paragraph-rsid="00723a09"/>
    </style:style>
    <style:style style:name="P170" style:family="paragraph" style:parent-style-name="Standard">
      <style:text-properties officeooo:paragraph-rsid="00746e26"/>
    </style:style>
    <style:style style:name="P171" style:family="paragraph" style:parent-style-name="Standard">
      <style:text-properties officeooo:paragraph-rsid="00750746"/>
    </style:style>
    <style:style style:name="P172" style:family="paragraph" style:parent-style-name="Standard">
      <style:text-properties officeooo:paragraph-rsid="00770c25"/>
    </style:style>
    <style:style style:name="P173" style:family="paragraph" style:parent-style-name="Standard">
      <style:text-properties officeooo:rsid="00770c25" officeooo:paragraph-rsid="0078c940"/>
    </style:style>
    <style:style style:name="P174" style:family="paragraph" style:parent-style-name="Standard">
      <style:text-properties officeooo:paragraph-rsid="0078c940"/>
    </style:style>
    <style:style style:name="P175" style:family="paragraph" style:parent-style-name="Standard">
      <style:text-properties officeooo:paragraph-rsid="0079bc00"/>
    </style:style>
    <style:style style:name="P176" style:family="paragraph" style:parent-style-name="Standard">
      <style:text-properties officeooo:paragraph-rsid="0033f4e8"/>
    </style:style>
    <style:style style:name="P177" style:family="paragraph" style:parent-style-name="Standard">
      <style:text-properties officeooo:rsid="007c6dc9" officeooo:paragraph-rsid="007c6dc9"/>
    </style:style>
    <style:style style:name="P178" style:family="paragraph" style:parent-style-name="Standard">
      <style:text-properties officeooo:rsid="007c6dc9" officeooo:paragraph-rsid="00818aa2"/>
    </style:style>
    <style:style style:name="P179" style:family="paragraph" style:parent-style-name="Standard">
      <style:text-properties officeooo:paragraph-rsid="0034a345"/>
    </style:style>
    <style:style style:name="P180" style:family="paragraph" style:parent-style-name="Standard">
      <style:text-properties officeooo:rsid="0081dd8a" officeooo:paragraph-rsid="008529a5"/>
    </style:style>
    <style:style style:name="P181" style:family="paragraph" style:parent-style-name="Standard">
      <style:text-properties officeooo:rsid="00873385" officeooo:paragraph-rsid="00873385"/>
    </style:style>
    <style:style style:name="P182" style:family="paragraph" style:parent-style-name="Standard">
      <style:text-properties officeooo:paragraph-rsid="0087e513"/>
    </style:style>
    <style:style style:name="P183" style:family="paragraph" style:parent-style-name="Standard">
      <style:text-properties officeooo:paragraph-rsid="008a218d"/>
    </style:style>
    <style:style style:name="P184" style:family="paragraph" style:parent-style-name="Standard">
      <style:text-properties officeooo:paragraph-rsid="008c14f5"/>
    </style:style>
    <style:style style:name="P185" style:family="paragraph" style:parent-style-name="Standard">
      <style:text-properties officeooo:rsid="008c663b" officeooo:paragraph-rsid="008c663b"/>
    </style:style>
    <style:style style:name="P186" style:family="paragraph" style:parent-style-name="Standard">
      <style:text-properties officeooo:paragraph-rsid="008c663b"/>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5ec3e5" style:font-weight-asian="normal" style:font-weight-complex="normal"/>
    </style:style>
    <style:style style:name="T53" style:family="text">
      <style:text-properties fo:font-weight="normal" officeooo:rsid="00608aec" style:font-weight-asian="normal" style:font-weight-complex="normal"/>
    </style:style>
    <style:style style:name="T54" style:family="text">
      <style:text-properties fo:font-weight="normal" officeooo:rsid="00617cc0" style:font-weight-asian="normal" style:font-weight-complex="normal"/>
    </style:style>
    <style:style style:name="T55" style:family="text">
      <style:text-properties fo:font-weight="normal" officeooo:rsid="006504b2" style:font-weight-asian="normal" style:font-weight-complex="normal"/>
    </style:style>
    <style:style style:name="T56" style:family="text">
      <style:text-properties fo:font-weight="normal" officeooo:rsid="0065fac7" style:font-weight-asian="normal" style:font-weight-complex="normal"/>
    </style:style>
    <style:style style:name="T57" style:family="text">
      <style:text-properties fo:font-weight="normal" officeooo:rsid="00666a5a" style:font-weight-asian="normal" style:font-weight-complex="normal"/>
    </style:style>
    <style:style style:name="T58" style:family="text">
      <style:text-properties fo:font-weight="normal" officeooo:rsid="0066f7b0" style:font-weight-asian="normal" style:font-weight-complex="normal"/>
    </style:style>
    <style:style style:name="T59" style:family="text">
      <style:text-properties fo:font-weight="normal" officeooo:rsid="00670cab" style:font-weight-asian="normal" style:font-weight-complex="normal"/>
    </style:style>
    <style:style style:name="T60" style:family="text">
      <style:text-properties fo:font-weight="normal" officeooo:rsid="00686830" style:font-weight-asian="normal" style:font-weight-complex="normal"/>
    </style:style>
    <style:style style:name="T61" style:family="text">
      <style:text-properties fo:font-weight="normal" officeooo:rsid="006ba234" style:font-weight-asian="normal" style:font-weight-complex="normal"/>
    </style:style>
    <style:style style:name="T62" style:family="text">
      <style:text-properties fo:font-weight="normal" officeooo:rsid="006d3e4a" style:font-weight-asian="normal" style:font-weight-complex="normal"/>
    </style:style>
    <style:style style:name="T63" style:family="text">
      <style:text-properties fo:font-weight="normal" officeooo:rsid="006e4000" style:font-weight-asian="normal" style:font-weight-complex="normal"/>
    </style:style>
    <style:style style:name="T64" style:family="text">
      <style:text-properties fo:font-weight="normal" officeooo:rsid="006e729c" style:font-weight-asian="normal" style:font-weight-complex="normal"/>
    </style:style>
    <style:style style:name="T65" style:family="text">
      <style:text-properties fo:font-weight="normal" officeooo:rsid="00702784" style:font-weight-asian="normal" style:font-weight-complex="normal"/>
    </style:style>
    <style:style style:name="T66" style:family="text">
      <style:text-properties fo:font-weight="normal" officeooo:rsid="00708074" style:font-weight-asian="normal" style:font-weight-complex="normal"/>
    </style:style>
    <style:style style:name="T67" style:family="text">
      <style:text-properties fo:font-weight="normal" officeooo:rsid="00723a09" style:font-weight-asian="normal" style:font-weight-complex="normal"/>
    </style:style>
    <style:style style:name="T68" style:family="text">
      <style:text-properties fo:font-weight="normal" officeooo:rsid="00741cf0" style:font-weight-asian="normal" style:font-weight-complex="normal"/>
    </style:style>
    <style:style style:name="T69" style:family="text">
      <style:text-properties fo:font-weight="normal" officeooo:rsid="00746e26" style:font-weight-asian="normal" style:font-weight-complex="normal"/>
    </style:style>
    <style:style style:name="T70" style:family="text">
      <style:text-properties fo:font-weight="normal" officeooo:rsid="00750746" style:font-weight-asian="normal" style:font-weight-complex="normal"/>
    </style:style>
    <style:style style:name="T71" style:family="text">
      <style:text-properties fo:font-weight="normal" officeooo:rsid="007611d8" style:font-weight-asian="normal" style:font-weight-complex="normal"/>
    </style:style>
    <style:style style:name="T72" style:family="text">
      <style:text-properties fo:font-weight="normal" officeooo:rsid="00770c25" style:font-weight-asian="normal" style:font-weight-complex="normal"/>
    </style:style>
    <style:style style:name="T73" style:family="text">
      <style:text-properties fo:font-weight="normal" officeooo:rsid="0078c940" style:font-weight-asian="normal" style:font-weight-complex="normal"/>
    </style:style>
    <style:style style:name="T74" style:family="text">
      <style:text-properties fo:font-weight="normal" officeooo:rsid="007fa870" style:font-weight-asian="normal" style:font-weight-complex="normal"/>
    </style:style>
    <style:style style:name="T75" style:family="text">
      <style:text-properties fo:font-weight="normal" officeooo:rsid="00818aa2" style:font-weight-asian="normal" style:font-weight-complex="normal"/>
    </style:style>
    <style:style style:name="T76" style:family="text">
      <style:text-properties fo:font-weight="normal" officeooo:rsid="0082e8e3" style:font-weight-asian="normal" style:font-weight-complex="normal"/>
    </style:style>
    <style:style style:name="T77" style:family="text">
      <style:text-properties fo:font-weight="normal" officeooo:rsid="0083c2a4" style:font-weight-asian="normal" style:font-weight-complex="normal"/>
    </style:style>
    <style:style style:name="T78" style:family="text">
      <style:text-properties fo:font-weight="normal" officeooo:rsid="0084a632" style:font-weight-asian="normal" style:font-weight-complex="normal"/>
    </style:style>
    <style:style style:name="T79" style:family="text">
      <style:text-properties fo:font-weight="normal" officeooo:rsid="008529a5" style:font-weight-asian="normal" style:font-weight-complex="normal"/>
    </style:style>
    <style:style style:name="T80" style:family="text">
      <style:text-properties fo:font-weight="normal" officeooo:rsid="00863e02" style:font-weight-asian="normal" style:font-weight-complex="normal"/>
    </style:style>
    <style:style style:name="T81" style:family="text">
      <style:text-properties fo:font-weight="normal" officeooo:rsid="00865344" style:font-weight-asian="normal" style:font-weight-complex="normal"/>
    </style:style>
    <style:style style:name="T82" style:family="text">
      <style:text-properties fo:font-weight="normal" officeooo:rsid="0086a66e" style:font-weight-asian="normal" style:font-weight-complex="normal"/>
    </style:style>
    <style:style style:name="T83" style:family="text">
      <style:text-properties fo:font-weight="normal" officeooo:rsid="00873385" style:font-weight-asian="normal" style:font-weight-complex="normal"/>
    </style:style>
    <style:style style:name="T84" style:family="text">
      <style:text-properties fo:font-weight="normal" officeooo:rsid="0087e513" style:font-weight-asian="normal" style:font-weight-complex="normal"/>
    </style:style>
    <style:style style:name="T85" style:family="text">
      <style:text-properties fo:font-weight="normal" officeooo:rsid="008a218d" style:font-weight-asian="normal" style:font-weight-complex="normal"/>
    </style:style>
    <style:style style:name="T86" style:family="text">
      <style:text-properties fo:font-weight="normal" officeooo:rsid="008b81e6" style:font-weight-asian="normal" style:font-weight-complex="normal"/>
    </style:style>
    <style:style style:name="T87" style:family="text">
      <style:text-properties fo:font-weight="normal" officeooo:rsid="008c14f5" style:font-weight-asian="normal" style:font-weight-complex="normal"/>
    </style:style>
    <style:style style:name="T88" style:family="text">
      <style:text-properties fo:font-weight="normal" officeooo:rsid="008c663b" style:font-weight-asian="normal" style:font-weight-complex="normal"/>
    </style:style>
    <style:style style:name="T89" style:family="text">
      <style:text-properties fo:font-style="italic" style:font-style-asian="italic" style:font-style-complex="italic"/>
    </style:style>
    <style:style style:name="T90" style:family="text">
      <style:text-properties fo:font-style="italic" officeooo:rsid="004c8b9b" style:font-style-asian="italic" style:font-style-complex="italic"/>
    </style:style>
    <style:style style:name="T91" style:family="text">
      <style:text-properties fo:font-style="italic" officeooo:rsid="0058f148"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476c98" style:font-style-asian="italic" style:font-weight-asian="normal" style:font-style-complex="italic" style:font-weight-complex="normal"/>
    </style:style>
    <style:style style:name="T94" style:family="text">
      <style:text-properties fo:font-style="italic" fo:font-weight="normal" officeooo:rsid="00746e26"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normal" style:font-style-asian="normal" style:font-style-complex="normal"/>
    </style:style>
    <style:style style:name="T97" style:family="text">
      <style:text-properties fo:font-style="normal" officeooo:rsid="004c8b9b" style:font-style-asian="normal" style:font-style-complex="normal"/>
    </style:style>
    <style:style style:name="T98" style:family="text">
      <style:text-properties fo:font-style="normal" officeooo:rsid="0058f148" style:font-style-asian="normal" style:font-style-complex="normal"/>
    </style:style>
    <style:style style:name="T99" style:family="text">
      <style:text-properties fo:font-style="normal" officeooo:rsid="0083ab7c" style:font-style-asian="normal" style:font-style-complex="normal"/>
    </style:style>
    <style:style style:name="T100" style:family="text">
      <style:text-properties fo:font-style="normal" officeooo:rsid="0086a66e" style:font-style-asian="normal" style:font-style-complex="normal"/>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750746" style:font-style-asian="normal" style:font-weight-asian="normal" style:font-style-complex="normal" style:font-weight-complex="normal"/>
    </style:style>
    <style:style style:name="T103" style:family="text">
      <style:text-properties officeooo:rsid="0017299a"/>
    </style:style>
    <style:style style:name="T104" style:family="text">
      <style:text-properties officeooo:rsid="001d6ecb"/>
    </style:style>
    <style:style style:name="T105" style:family="text">
      <style:text-properties officeooo:rsid="002230e3"/>
    </style:style>
    <style:style style:name="T106" style:family="text">
      <style:text-properties officeooo:rsid="00226632"/>
    </style:style>
    <style:style style:name="T107" style:family="text">
      <style:text-properties officeooo:rsid="0024ba00"/>
    </style:style>
    <style:style style:name="T108" style:family="text">
      <style:text-properties officeooo:rsid="0026c165"/>
    </style:style>
    <style:style style:name="T109" style:family="text">
      <style:text-properties officeooo:rsid="00291519"/>
    </style:style>
    <style:style style:name="T110" style:family="text">
      <style:text-properties officeooo:rsid="002a6ea0"/>
    </style:style>
    <style:style style:name="T111" style:family="text">
      <style:text-properties style:font-name="Times" fo:font-size="9pt" fo:font-style="italic"/>
    </style:style>
    <style:style style:name="T112" style:family="text">
      <style:text-properties officeooo:rsid="0035802a"/>
    </style:style>
    <style:style style:name="T113" style:family="text">
      <style:text-properties officeooo:rsid="003d61d6"/>
    </style:style>
    <style:style style:name="T114" style:family="text">
      <style:text-properties officeooo:rsid="003f1b08"/>
    </style:style>
    <style:style style:name="T115" style:family="text">
      <style:text-properties officeooo:rsid="004012e5"/>
    </style:style>
    <style:style style:name="T116" style:family="text">
      <style:text-properties officeooo:rsid="0040f5e4"/>
    </style:style>
    <style:style style:name="T117" style:family="text">
      <style:text-properties officeooo:rsid="00424a4a"/>
    </style:style>
    <style:style style:name="T118" style:family="text">
      <style:text-properties officeooo:rsid="00437d9b"/>
    </style:style>
    <style:style style:name="T119" style:family="text">
      <style:text-properties officeooo:rsid="00442060"/>
    </style:style>
    <style:style style:name="T120" style:family="text">
      <style:text-properties officeooo:rsid="0046598c"/>
    </style:style>
    <style:style style:name="T121" style:family="text">
      <style:text-properties officeooo:rsid="00467471"/>
    </style:style>
    <style:style style:name="T122" style:family="text">
      <style:text-properties officeooo:rsid="00476c98"/>
    </style:style>
    <style:style style:name="T123" style:family="text">
      <style:text-properties officeooo:rsid="004923e6"/>
    </style:style>
    <style:style style:name="T124" style:family="text">
      <style:text-properties officeooo:rsid="004c8b9b"/>
    </style:style>
    <style:style style:name="T125" style:family="text">
      <style:text-properties officeooo:rsid="004ff2ae"/>
    </style:style>
    <style:style style:name="T126" style:family="text">
      <style:text-properties officeooo:rsid="0050b714"/>
    </style:style>
    <style:style style:name="T127" style:family="text">
      <style:text-properties officeooo:rsid="0056e566"/>
    </style:style>
    <style:style style:name="T128" style:family="text">
      <style:text-properties officeooo:rsid="005715c1"/>
    </style:style>
    <style:style style:name="T129" style:family="text">
      <style:text-properties officeooo:rsid="0058f148"/>
    </style:style>
    <style:style style:name="T130" style:family="text">
      <style:text-properties style:font-name="Times New Roman" fo:font-size="10pt" style:font-size-asian="10pt" style:font-size-complex="10pt"/>
    </style:style>
    <style:style style:name="T131" style:family="text">
      <style:text-properties style:font-name="Times New Roman" fo:font-size="10pt" fo:font-style="italic" style:font-size-asian="10pt" style:font-style-asian="italic" style:font-size-complex="10pt" style:font-style-complex="italic"/>
    </style:style>
    <style:style style:name="T132" style:family="text">
      <style:text-properties style:font-name="Times New Roman" fo:font-size="10pt" fo:font-style="normal" style:font-size-asian="10pt" style:font-style-asian="normal" style:font-size-complex="10pt" style:font-style-complex="normal"/>
    </style:style>
    <style:style style:name="T133" style:family="text">
      <style:text-properties officeooo:rsid="00596ef4"/>
    </style:style>
    <style:style style:name="T134" style:family="text">
      <style:text-properties officeooo:rsid="005cd200"/>
    </style:style>
    <style:style style:name="T135" style:family="text">
      <style:text-properties officeooo:rsid="005d988b"/>
    </style:style>
    <style:style style:name="T136" style:family="text">
      <style:text-properties officeooo:rsid="005ddcb3"/>
    </style:style>
    <style:style style:name="T137" style:family="text">
      <style:text-properties officeooo:rsid="005ec3e5"/>
    </style:style>
    <style:style style:name="T138" style:family="text">
      <style:text-properties officeooo:rsid="0061ba4a"/>
    </style:style>
    <style:style style:name="T139" style:family="text">
      <style:text-properties officeooo:rsid="0062970d"/>
    </style:style>
    <style:style style:name="T140" style:family="text">
      <style:text-properties fo:color="#000000"/>
    </style:style>
    <style:style style:name="T141" style:family="text">
      <style:text-properties fo:color="#000000" officeooo:rsid="006361ab"/>
    </style:style>
    <style:style style:name="T142" style:family="text">
      <style:text-properties fo:color="#000000" style:font-name="Times New Roman" fo:font-size="10pt" style:font-size-asian="10pt" style:font-size-complex="10pt"/>
    </style:style>
    <style:style style:name="T143" style:family="text">
      <style:text-properties fo:color="#000000" style:font-name="Times New Roman" fo:font-size="10pt" fo:font-style="italic" style:font-size-asian="10pt" style:font-style-asian="italic" style:font-size-complex="10pt"/>
    </style:style>
    <style:style style:name="T144" style:family="text">
      <style:text-properties fo:color="#000000" style:font-name="Times New Roman" fo:font-size="10pt" fo:font-style="normal" style:font-size-asian="10pt" style:font-style-asian="normal" style:font-size-complex="10pt"/>
    </style:style>
    <style:style style:name="T145" style:family="text">
      <style:text-properties officeooo:rsid="006ba234"/>
    </style:style>
    <style:style style:name="T146" style:family="text">
      <style:text-properties officeooo:rsid="006e4000"/>
    </style:style>
    <style:style style:name="T147" style:family="text">
      <style:text-properties officeooo:rsid="006e729c"/>
    </style:style>
    <style:style style:name="T148" style:family="text">
      <style:text-properties officeooo:rsid="00702784"/>
    </style:style>
    <style:style style:name="T149" style:family="text">
      <style:text-properties fo:color="#ff3333" fo:font-style="italic" fo:font-weight="normal" officeooo:rsid="00746e26" style:font-style-asian="italic" style:font-weight-asian="normal" style:font-style-complex="italic" style:font-weight-complex="normal"/>
    </style:style>
    <style:style style:name="T150" style:family="text">
      <style:text-properties fo:color="#ff3333" fo:font-style="italic" officeooo:rsid="0086a66e" style:font-style-asian="italic" style:font-style-complex="italic"/>
    </style:style>
    <style:style style:name="T151" style:family="text">
      <style:text-properties fo:color="#ff3333" fo:font-style="italic" officeooo:rsid="008b81e6" style:font-style-asian="italic" style:font-style-complex="italic"/>
    </style:style>
    <style:style style:name="T152" style:family="text">
      <style:text-properties fo:color="#ff3333" officeooo:rsid="008462f8"/>
    </style:style>
    <style:style style:name="T153" style:family="text">
      <style:text-properties officeooo:rsid="00748902"/>
    </style:style>
    <style:style style:name="T154" style:family="text">
      <style:text-properties officeooo:rsid="0078c940"/>
    </style:style>
    <style:style style:name="T155" style:family="text">
      <style:text-properties officeooo:rsid="0078cfba"/>
    </style:style>
    <style:style style:name="T156" style:family="text">
      <style:text-properties officeooo:rsid="0079bc00"/>
    </style:style>
    <style:style style:name="T157" style:family="text">
      <style:text-properties officeooo:rsid="007ac31b"/>
    </style:style>
    <style:style style:name="T158" style:family="text">
      <style:text-properties officeooo:rsid="007cb799"/>
    </style:style>
    <style:style style:name="T159" style:family="text">
      <style:text-properties officeooo:rsid="007e24cc"/>
    </style:style>
    <style:style style:name="T160" style:family="text">
      <style:text-properties officeooo:rsid="0081dd8a"/>
    </style:style>
    <style:style style:name="T161" style:family="text">
      <style:text-properties officeooo:rsid="0082e8e3"/>
    </style:style>
    <style:style style:name="T162" style:family="text">
      <style:text-properties officeooo:rsid="0083ab7c"/>
    </style:style>
    <style:style style:name="T163" style:family="text">
      <style:text-properties officeooo:rsid="0086a66e"/>
    </style:style>
    <style:style style:name="T164" style:family="text">
      <style:text-properties officeooo:rsid="00873385"/>
    </style:style>
    <style:style style:name="T165" style:family="text">
      <style:text-properties officeooo:rsid="008b81e6"/>
    </style:style>
    <style:style style:name="T166"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168"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Introduction</text:p>
      <text:p text:style-name="P16">"Paraquat is the B.S.I. (British Standards Institution) common name of the cation 1,1'-dimethyl-4,4'-bipyridylium, which is available as the dichloride of the di(methyl sulphate)."<text:note text:id="ftn1" text:note-class="footnote"><text:note-citation>1</text:note-citation><text:note-body><text:p text:style-name="P54"><text:span text:style-name="T129">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15">(ICI)</text:span>. <text:span text:style-name="T114">First synthesised in the nineteenth century and used as a redox indicator dye,</text:span><text:span text:style-name="T114"><text:note text:id="ftn2" text:note-class="footnote"><text:note-citation>2</text:note-citation><text:note-body><text:p text:style-name="P37">Howard, 1982, <text:span text:style-name="T89">Paraquat: Uses and Misuses</text:span>, MD thesis, University of Edinburgh, <text:span text:style-name="T145">p2.</text:span></text:p></text:note-body></text:note></text:span><text:span text:style-name="T114"> t</text:span>he <text:span text:style-name="T114">herbicidal </text:span>potential <text:span text:style-name="T114">of the group of chemcials it belongs to, the quaternary bipyridyls,</text:span> was first observed <text:span text:style-name="T115">by ICI </text:span>in 1947 and work started in earnest on paraquat <text:span text:style-name="T114">and diquat weedkillers </text:span>from 1955. An agricultural paraquat product, Gramoxone W, became available to farmers and horticulturalists in 1962, followed in 1965 by <text:span text:style-name="T105">a less concentrated version</text:span> for amateur gardeners <text:span text:style-name="T105">called Weedol</text:span>. This chapter looks at the development of paraquat as a herbicide, its reception in Britain, and how some users were determined to ignore the categories <text:span text:style-name="T109">of use </text:span>set by the product makers. </text:p>
      <text:p text:style-name="Standard"/>
      <text:p text:style-name="P10">Development of paraquat</text:p>
      <text:p text:style-name="P141"><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55">Bradbury, McCarthy and Suckling, “Patterns of Innovation Part III – The bipyridyl herbicides, <text:span text:style-name="T89">Chemistry and Industry</text:span><text:span text:style-name="T96">, 4 March 1972</text:span>, p195; </text:p></text:note-body></text:note></text:span><text:span text:style-name="T3"> </text:span><text:span text:style-name="T3"><office:annotation><dc:creator>Unknown Author</dc:creator><dc:date>2014-02-14T13:55:48.381098000</dc:date><text:list text:continue-numbering="true" text:style-name=""><text:list-item><text:p text:style-name="P187"><text:span text:style-name="T166">I can't tell from my source whether this is a survey of agricultural users, but I suspect it might be. Maybe the Catalyst archives?</text:span></text:p></text:list-item></text:list></office:annotation></text:span></text:p>
      <text:p text:style-name="P141"><text:span text:style-name="T3"/></text:p>
      <text:p text:style-name="P141"><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92">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56">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57">Kennedy <text:span text:style-name="T129">1993 </text:span><text:span text:style-name="T89">ICI: The Company That Changed Our Lives</text:span>; Reade<text:span text:style-name="T129">r, 1970, </text:span><text:span text:style-name="T91">Imperial Chemical Industries A History</text:span><text:span text:style-name="T129">,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58">Bradbury <text:span text:style-name="T91">et al</text:span><text:span text:style-name="T129"> </text:span><text:span text:style-name="T98">1972</text:span>; Wain, <text:span text:style-name="T96">“</text:span><text:span text:style-name="T132">William Robert Boon. 20 March 1911-28 October 1994”</text:span><text:span text:style-name="T131"> Biographical Memoirs of Fellows of the Royal Society</text:span><text:span text:style-name="T130">,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38">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167">*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59">Kennedy<text:span text:style-name="T89">, </text:span><text:span text:style-name="T98">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167">**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60">“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0">Company history</text:p>
      <text:p text:style-name="P17"><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31">Reader, <text:s/><text:span text:style-name="T104">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5"><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61">(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61">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30">Reader, p282-285.</text:p></text:note-body></text:note></text:span><text:span text:style-name="T6"> </text:span></text:p>
      <text:p text:style-name="P4"/>
      <text:p text:style-name="P165"><text:span text:style-name="T12">In 1937, ICI joined forces with Cooper McDougal and Robinson, a chemical company who had expertise in crop protection, that is to say pesticides and herbicides. This </text:span><text:span text:style-name="T61">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19"/></text:note-body></text:note></text:span><text:span text:style-name="T3"> </text:span></text:p>
      <text:p text:style-name="P4"/>
      <text:p text:style-name="P14"><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33"><text:span text:style-name="T110">Quirke, 2005 “Making British Cortisone” <text:s/></text:span><text:span text:style-name="T111">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34">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32">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168">Or maybe development was on hold while the 1958 market survey mentioned earlier was in progress? Perhaps the Catalyst archives will help here.</text:span></text:p></office:annotation></text:span><text:span text:style-name="T3"> </text:span></text:p>
      <text:p text:style-name="P10"/>
      <text:p text:style-name="P2"><text:span text:style-name="T95">Introduce </text:span>General Chemicals, or Mond division <text:span text:style-name="T95">so that when they are mentioned later re. Bradbury it makes more sense. </text:span><text:s/></text:p>
      <text:p text:style-name="P10"/>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with most of the cuts at Fernhurst, though Jealott's Hill also felt the effect, resulting in a certain amount of bitterness and disruption.</text:span><text:span text:style-name="T3"><text:note text:id="ftn16" text:note-class="footnote"><text:note-citation>16</text:note-citation><text:note-body><text:p text:style-name="P61">Jealott's Hill <text:span text:style-name="T133">Fifty years of Agricultural Research 1928 – 1978, (1978) ed. FC Peacock, p8.</text:span></text:p></text:note-body></text:note></text:span></text:p>
      <text:p text:style-name="P10"/>
      <text:p text:style-name="P19"><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62">Kennedy, p146</text:p></text:note-body></text:note></text:span><text:span text:style-name="T3"> Bradbury describes Plant Protection as able to call directly on Mond for help to make paraquat, although he </text:span><text:span text:style-name="T62">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63">Bradbury <text:span text:style-name="T89">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64">Wain, 1994, p140</text:p></text:note-body></text:note></text:span><text:span text:style-name="T3"><office:annotation><dc:creator>Unknown Author</dc:creator><dc:date>2014-01-31T14:43:21</dc:date><text:p><text:span text:style-name="T167">**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2">“so complex that it assured a virtual monopoly of manufacture”</text:span><text:span text:style-name="T3">.</text:span><text:span text:style-name="T3"><text:note text:id="ftn20" text:note-class="footnote"><text:note-citation>20</text:note-citation><text:note-body><text:p text:style-name="P65">Kennedy, p146</text:p></text:note-body></text:note></text:span><text:span text:style-name="T3"> </text:span><text:span text:style-name="T3"><office:annotation><dc:creator>Unknown Author</dc:creator><dc:date>2014-01-31T14:43:33</dc:date><text:p><text:span text:style-name="T167">**find patent details to back this up**</text:span></text:p></office:annotation></text:span></text:p>
      <text:p text:style-name="P10"/>
      <text:p text:style-name="Standard"><text:span text:style-name="T3">Th</text:span><text:span text:style-name="T50">e</text:span><text:span text:style-name="T3"> </text:span><text:span text:style-name="T50">timeline</text:span><text:span text:style-name="T3"> of paraquat </text:span><text:span text:style-name="T62">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66">“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0"/>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44">Date</text:p>
            </table:table-cell>
            <table:table-cell table:style-name="ICItimeline.A1" office:value-type="string">
              <text:p text:style-name="P45">ICI Activity</text:p>
            </table:table-cell>
            <table:table-cell table:style-name="ICItimeline.C1" office:value-type="string">
              <text:p text:style-name="P46">Paraquat Event</text:p>
            </table:table-cell>
          </table:table-row>
        </table:table-header-rows>
        <table:table-row>
          <table:table-cell table:style-name="ICItimeline.A2" office:value-type="string">
            <text:p text:style-name="P53">1883</text:p>
          </table:table-cell>
          <table:table-cell table:style-name="ICItimeline.A2" office:value-type="string">
            <text:p text:style-name="P47"/>
          </table:table-cell>
          <table:table-cell table:style-name="ICItimeline.C2" office:value-type="string">
            <text:p text:style-name="P53">Paraquat first synthesised, used as redox indicator (not ICI)</text:p>
          </table:table-cell>
        </table:table-row>
        <table:table-row>
          <table:table-cell table:style-name="ICItimeline.A2" office:value-type="string">
            <text:p text:style-name="P47">1927</text:p>
          </table:table-cell>
          <table:table-cell table:style-name="ICItimeline.A2" office:value-type="string">
            <text:p text:style-name="P47"><text:span text:style-name="T106">ICI b</text:span>ought Jealott's Hill <text:span text:style-name="T106">farm</text:span>, set up propaganda unit</text:p>
          </table:table-cell>
          <table:table-cell table:style-name="ICItimeline.C2" office:value-type="string">
            <text:p text:style-name="P47"/>
          </table:table-cell>
        </table:table-row>
        <table:table-row>
          <table:table-cell table:style-name="ICItimeline.A2" office:value-type="string">
            <text:p text:style-name="P47">1937</text:p>
          </table:table-cell>
          <table:table-cell table:style-name="ICItimeline.A2" office:value-type="string">
            <text:p text:style-name="P47">Formed Plant Protection Limited with Cooper McDougal and Robinson</text:p>
          </table:table-cell>
          <table:table-cell table:style-name="ICItimeline.C2" office:value-type="string">
            <text:p text:style-name="P47"/>
          </table:table-cell>
        </table:table-row>
        <table:table-row>
          <table:table-cell table:style-name="ICItimeline.A2" office:value-type="string">
            <text:p text:style-name="P47">1947</text:p>
          </table:table-cell>
          <table:table-cell table:style-name="ICItimeline.A2" office:value-type="string">
            <text:p text:style-name="P49">Fernhurst bought as new PPL site</text:p>
          </table:table-cell>
          <table:table-cell table:style-name="ICItimeline.C2" office:value-type="string">
            <text:p text:style-name="P48">Herbicidal activity discovered <text:span text:style-name="T115">at ICI</text:span></text:p>
          </table:table-cell>
        </table:table-row>
        <table:table-row>
          <table:table-cell table:style-name="ICItimeline.A2" office:value-type="string">
            <text:p text:style-name="P47">1954</text:p>
          </table:table-cell>
          <table:table-cell table:style-name="ICItimeline.A2" office:value-type="string">
            <text:p text:style-name="P47"/>
          </table:table-cell>
          <table:table-cell table:style-name="ICItimeline.C2" office:value-type="string">
            <text:p text:style-name="P47">Boon and others moved from Dyestuffs at Blackley to Jealott's Hill</text:p>
          </table:table-cell>
        </table:table-row>
        <table:table-row>
          <table:table-cell table:style-name="ICItimeline.A2" office:value-type="string">
            <text:p text:style-name="P50">1957</text:p>
          </table:table-cell>
          <table:table-cell table:style-name="ICItimeline.A2" office:value-type="string">
            <text:p text:style-name="P50">Alderley Park opens and Pharmaceutical Division moves there, independent</text:p>
          </table:table-cell>
          <table:table-cell table:style-name="ICItimeline.C2" office:value-type="string">
            <text:p text:style-name="P50"/>
          </table:table-cell>
        </table:table-row>
        <table:table-row>
          <table:table-cell table:style-name="ICItimeline.A2" office:value-type="string">
            <text:p text:style-name="P47">1959</text:p>
          </table:table-cell>
          <table:table-cell table:style-name="ICItimeline.A2" office:value-type="string">
            <text:p text:style-name="P49">PPL losing money, became wholly owned by ICI, restructure of PPL</text:p>
          </table:table-cell>
          <table:table-cell table:style-name="ICItimeline.C2" office:value-type="string">
            <text:p text:style-name="P47"/>
          </table:table-cell>
        </table:table-row>
        <table:table-row>
          <table:table-cell table:style-name="ICItimeline.A2" office:value-type="string">
            <text:p text:style-name="P47">1961</text:p>
          </table:table-cell>
          <table:table-cell table:style-name="ICItimeline.A2" office:value-type="string">
            <text:p text:style-name="P47"/>
          </table:table-cell>
          <table:table-cell table:style-name="ICItimeline.C2" office:value-type="string">
            <text:p text:style-name="P47">Paraquat pioneer production plant</text:p>
          </table:table-cell>
        </table:table-row>
        <table:table-row>
          <table:table-cell table:style-name="ICItimeline.A2" office:value-type="string">
            <text:p text:style-name="P47">1962</text:p>
          </table:table-cell>
          <table:table-cell table:style-name="ICItimeline.A2" office:value-type="string">
            <text:p text:style-name="P47"/>
          </table:table-cell>
          <table:table-cell table:style-name="ICItimeline.C2" office:value-type="string">
            <text:p text:style-name="P47">Second production plant for paraquat, Gramoxone enter<text:span text:style-name="T134">s</text:span> agricultural market</text:p>
          </table:table-cell>
        </table:table-row>
        <table:table-row>
          <table:table-cell table:style-name="ICItimeline.A2" office:value-type="string">
            <text:p text:style-name="P47">1965</text:p>
          </table:table-cell>
          <table:table-cell table:style-name="ICItimeline.A2" office:value-type="string">
            <text:p text:style-name="P47"/>
          </table:table-cell>
          <table:table-cell table:style-name="ICItimeline.C2" office:value-type="string">
            <text:p text:style-name="P47">Weedol enters domestic market</text:p>
          </table:table-cell>
        </table:table-row>
        <table:table-row>
          <table:table-cell table:style-name="ICItimeline.A2" office:value-type="string">
            <text:p text:style-name="P47">1966</text:p>
          </table:table-cell>
          <table:table-cell table:style-name="ICItimeline.A2" office:value-type="string">
            <text:p text:style-name="P47"/>
          </table:table-cell>
          <table:table-cell table:style-name="ICItimeline.C2" office:value-type="string">
            <text:p text:style-name="P47">First paraquat related deaths recorded</text:p>
          </table:table-cell>
        </table:table-row>
        <table:table-row>
          <table:table-cell table:style-name="ICItimeline.A2" office:value-type="string">
            <text:p text:style-name="P51">1967</text:p>
          </table:table-cell>
          <table:table-cell table:style-name="ICItimeline.A2" office:value-type="string">
            <text:p text:style-name="P51"/>
          </table:table-cell>
          <table:table-cell table:style-name="ICItimeline.C2" office:value-type="string">
            <text:p text:style-name="P51">PPL gains Queens Award for export activities, mainly due to paraquat </text:p>
          </table:table-cell>
        </table:table-row>
        <table:table-row>
          <table:table-cell table:style-name="ICItimeline.A2" office:value-type="string">
            <text:p text:style-name="P47">1968</text:p>
          </table:table-cell>
          <table:table-cell table:style-name="ICItimeline.A2" office:value-type="string">
            <text:p text:style-name="P47"/>
          </table:table-cell>
          <table:table-cell table:style-name="ICItimeline.C2" office:value-type="string">
            <text:p text:style-name="P47">Improved production plant, <text:span text:style-name="T107">1st</text:span> paraquat deaths reported in <text:span text:style-name="T134">mainstream media,</text:span> <text:span text:style-name="T116">added to Poisons List</text:span></text:p>
          </table:table-cell>
        </table:table-row>
        <table:table-row>
          <table:table-cell table:style-name="ICItimeline.A2" office:value-type="string">
            <text:p text:style-name="P51">1973</text:p>
          </table:table-cell>
          <table:table-cell table:style-name="ICItimeline.A2" office:value-type="string">
            <text:p text:style-name="P51"/>
          </table:table-cell>
          <table:table-cell table:style-name="ICItimeline.C2" office:value-type="string">
            <text:p text:style-name="P51">Patent expires, <text:span text:style-name="T116">but ICI remain only producer in UK</text:span></text:p>
          </table:table-cell>
        </table:table-row>
        <table:table-row>
          <table:table-cell table:style-name="ICItimeline.A2" office:value-type="string">
            <text:p text:style-name="P51">1974 </text:p>
          </table:table-cell>
          <table:table-cell table:style-name="ICItimeline.A2" office:value-type="string">
            <text:p text:style-name="P51"/>
          </table:table-cell>
          <table:table-cell table:style-name="ICItimeline.C2" office:value-type="string">
            <text:p text:style-name="P51"><text:span text:style-name="T134">Stricter rules for poisons sales, </text:span>Stenching agent added to Gramoxone</text:p>
          </table:table-cell>
        </table:table-row>
        <table:table-row>
          <table:table-cell table:style-name="ICItimeline.A2" office:value-type="string">
            <text:p text:style-name="P52">1975</text:p>
          </table:table-cell>
          <table:table-cell table:style-name="ICItimeline.A2" office:value-type="string">
            <text:p text:style-name="P52"/>
          </table:table-cell>
          <table:table-cell table:style-name="ICItimeline.C2" office:value-type="string">
            <text:p text:style-name="P52">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188"><text:span text:style-name="T168">Am not sure whether I will keep the ICI section of this, was for helping thinking about why there might have been delays in devt.</text:span></text:p></text:list-item></text:list></office:annotation></text:p>
      <text:p text:style-name="P10"/>
      <text:p text:style-name="P18"><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24">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166"><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67">Kennedy, <text:span text:style-name="T116">p146</text:span></text:p></text:note-body></text:note></text:span><text:span text:style-name="T3"> Soil erosion might not have been of concern to many British farmers, but </text:span><text:span text:style-name="T62">ICI were a global company and accordingly paid </text:span><text:span text:style-name="T3">attention to </text:span><text:span text:style-name="T62">articulating the</text:span><text:span text:style-name="T3"> benefits could help enhance sales </text:span><text:span text:style-name="T62">in areas where farmers did face this problem</text:span><text:span text:style-name="T3">.</text:span><text:span text:style-name="T3"><text:note text:id="ftn24" text:note-class="footnote"><text:note-citation>24</text:note-citation><text:note-body><text:p text:style-name="P68">ICI success at Moscow fair 19.05.64, The Times, p18; SOS from Russia, <text:span text:style-name="T146">26.05.64, The Daily Mail p2.</text:span></text:p></text:note-body></text:note></text:span><text:span text:style-name="T3"> </text:span><text:span text:style-name="T3"><office:annotation><dc:creator>Unknown Author</dc:creator><dc:date>2014-01-30T16:56:27</dc:date><text:p><text:span text:style-name="T167">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167">Viviane suggests talking about need/demand here</text:span></text:p></office:annotation></text:span><text:span text:style-name="T92">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5" text:note-class="footnote"><text:note-citation>25</text:note-citation><text:note-body><text:p text:style-name="P69">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70">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0"/>
      <text:p text:style-name="P20"><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71">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72">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span text:style-name="T62">The oil crisis of 1973-74 gave ICI an unexpected angle for promoting direct drilling when they calculated that it could </text:span><text:span text:style-name="T64">reduce </text:span><text:span text:style-name="T62">fuel </text:span><text:span text:style-name="T64">used by farmers</text:span><text:span text:style-name="T62">.</text:span><text:span text:style-name="T62"><text:note text:id="ftn98" text:note-class="footnote"><text:note-citation>29</text:note-citation><text:note-body><text:p text:style-name="Footnote">“<text:span text:style-name="T146">Higher fuel costs bring incrase in direct drilling by farmers”, The Times, 08.04.74, p16.</text:span></text:p></text:note-body></text:note></text:span><text:span text:style-name="T62"> </text:span></text:p>
      <text:p text:style-name="P6"/>
      <text:p text:style-name="P11">Paraquat safety</text:p>
      <text:p text:style-name="Standard"/>
      <text:p text:style-name="P27"><office:annotation office:name="__Fieldmark__2227_1291120843"><dc:creator>Unknown Author</dc:creator><dc:date>2014-02-13T17:33:53</dc:date><text:list text:continue-numbering="true" text:style-name=""><text:list-item><text:p>This is perhaps more of a concluding statement. </text:p></text:list-item></text:list></office:annotation><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 </text:span><office:annotation-end office:name="__Fieldmark__2227_1291120843"/></text:p>
      <text:p text:style-name="P27"><text:span text:style-name="T34"/></text:p>
      <text:p text:style-name="P148">Gramoxone <text:span text:style-name="T147">was marketed from 1962 to agricultural users. It </text:span>had a concentration of paraquat at 20%. The herbicide arrived with users as a brown liquid <text:span text:style-name="T147">which they diluted. A</text:span>mong the warnings about avoiding contact with skin and eyes, there were instructions that it should not be repacked from the original containers.<text:note text:id="ftn95" text:note-class="footnote"><text:note-citation>30</text:note-citation><text:note-body><text:p text:style-name="P122">Gramoxone W label</text:p></text:note-body></text:note> <text:span text:style-name="T148">PPL had decided that to offer home gardeners this weedkiller, and to diversify their market, they should provide a differently formulated product in order that the risks </text:span><text:soft-page-break/><text:span text:style-name="T148">involved in storing a strong concentrate in the domestic environment were avoided. Weedol was the result, containing 5% paraquat and with a potentially user friendly name than Gramoxone</text:span><text:span text:style-name="T148"><office:annotation><dc:creator>Unknown Author</dc:creator><dc:date>2014-01-31T10:59:43</dc:date><text:p><text:span text:style-name="T167">*What do the names Gramoxone, and Gramanol, communicate to ag/ind users?**</text:span></text:p></office:annotation></text:span><text:span text:style-name="T148">. This descriptive name was confusingly similar to Fison's long acting, total weedkiller based on simazine which had been on the market since 1959, Weedex.</text:span><text:span text:style-name="T148"><text:note text:id="ftn34" text:note-class="footnote"><text:note-citation>31</text:note-citation><text:note-body><text:p text:style-name="P74">'...and in the Toolshed' A Correspondent, The Times, 23.04.66, p13; <text:s/>'Know your Killers!' MacKinnon, CA, The Daily Mail, 06.05.67, p9,</text:p></text:note-body></text:note></text:span><text:span text:style-name="T148"> Weedol was promoted to domestic users from 1965.</text:span></text:p>
      <text:p text:style-name="P147"/>
      <text:p text:style-name="P168"><text:span text:style-name="T66">A reason for the different concentrations was that p</text:span><text:span text:style-name="T35">araquat</text:span><text:span text:style-name="T23"> </text:span><text:span text:style-name="T35">is</text:span><text:span text:style-name="T23"> very corrosive. Plant Protection </text:span><text:span text:style-name="T64">sold </text:span><text:span text:style-name="T32">Gramoxone</text:span><text:span text:style-name="T23"> in glass or polythene bottles that could withstand containing such a chemical.</text:span><text:span text:style-name="T23"><text:note text:id="ftn30" text:note-class="footnote"><text:note-citation>32</text:note-citation><text:note-body><text:p text:style-name="P38">Gramoxone Data Sheet, SC 1174, 3 pages.</text:p></text:note-body></text:note></text:span><text:span text:style-name="T23"> </text:span><text:span text:style-name="T63">T</text:span><text:span text:style-name="T23">he Advisory Committee on Poisonous Substances Used in Agriculture and Food Storage </text:span><text:span text:style-name="T63">were content that this would not be a serious problem for agricultural users, who were expected to follow the instructions to immediately wash off splashes of concentrate, and to avoid prolonged contact with the dilute solution.</text:span><text:span text:style-name="T63"><text:note text:id="ftn99" text:note-class="footnote"><text:note-citation>33</text:note-citation><text:note-body><text:p text:style-name="Footnote"/></text:note-body></text:note></text:span><text:span text:style-name="T63"> </text:span><text:span text:style-name="T64">They were apprehensive about </text:span><text:span text:style-name="T67">PPL's</text:span><text:span text:style-name="T64"> plans for a less concentrated liquid formulation for home use, concerned that these users would not be as experienced with handling chemicals and could be harmed by the corrosive substance, </text:span><text:span text:style-name="T65">even this lower concentration version</text:span><text:span text:style-name="T64">. They directed the company to look at alternative preparations, and </text:span><text:span text:style-name="T67">PPL</text:span><text:span text:style-name="T64"> continued work on developing a solid, granular version that domestic users could dissolve and apply more safely. </text:span></text:p>
      <text:p text:style-name="P168"><text:span text:style-name="T64"/></text:p>
      <text:p text:style-name="P168"><text:span text:style-name="T63">T</text:span><text:span text:style-name="T23">he </text:span><text:span text:style-name="T64">C</text:span><text:span text:style-name="T63">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1"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3" text:note-class="footnote"><text:note-citation>35</text:note-citation><text:note-body><text:p text:style-name="P73"><text:span text:style-name="T108">Pl/w, SW 1169, Paraquat SC1174 draft SC1175 <text:s/>Advisory Committee on Poisonous Substances Used in Agriculture and Food Storage</text:span> <text:span text:style-name="T108">2 pages. <text:s/>20.03.62 (IMG_3002 and 3003 in my files)</text:span></text:p></text:note-body></text:note></text:span><text:span text:style-name="T3"> The benefits of the chemical </text:span><text:span text:style-name="T73">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168"><text:span text:style-name="T34">How did a chemical initially described as “moderately toxic orally” and “mildly irritant to the skin and mucous membranes”</text:span><text:span text:style-name="T34"><text:note text:id="ftn29" text:note-class="footnote"><text:note-citation>36</text:note-citation><text:note-body><text:p text:style-name="P125">First Report on Paraquat, Scientific Subcommittee on Poisonous Substances Used in Agriculture and Food Storage, PS 427 SC 1175, <text:span text:style-name="T119">23.03.62</text:span></text:p></text:note-body></text:note></text:span><text:span text:style-name="T34"> acquire such a sinister reputation? </text:span></text:p>
      <text:p text:style-name="P1"/>
      <text:p text:style-name="P171"><text:span text:style-name="T68">PPL </text:span><text:span text:style-name="T70">were unable to</text:span><text:span text:style-name="T68"> </text:span><text:span text:style-name="T69">accurately </text:span><text:span text:style-name="T68">extrapolate the results of their animal tests and </text:span><text:span text:style-name="T70">predict</text:span><text:span text:style-name="T68"> a fatal reaction in humans. </text:span><text:span text:style-name="T31">Rats were perhaps an unfortunate </text:span><text:span text:style-name="T37">early </text:span><text:span text:style-name="T70">test </text:span><text:span text:style-name="T31">model </text:span><text:span text:style-name="T37">leading to some misjudgements about likely effects,</text:span><text:span text:style-name="T31"> <text:s/></text:span><text:span text:style-name="T149">insert quotation about rats eliminating paraquat, expect the same or better</text:span><text:span text:style-name="T94">.</text:span><text:span text:style-name="T94"><text:note text:id="ftn101" text:note-class="footnote"><text:note-citation>37</text:note-citation><text:note-body><text:p text:style-name="Footnote"/></text:note-body></text:note></text:span><text:span text:style-name="T94"> </text:span><text:span text:style-name="T102">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2" text:note-class="footnote"><text:note-citation>38</text:note-citation><text:note-body><text:p text:style-name="P126">Howard, p13.</text:p></text:note-body></text:note></text:span><text:span text:style-name="T31"> </text:span></text:p>
      <text:p text:style-name="P171"><text:span text:style-name="T31"/></text:p>
      <text:p text:style-name="P171"><text:span text:style-name="T68">The causticity of the product was </text:span><text:span text:style-name="T69">the quality the Committees </text:span><text:span text:style-name="T68">focussed on with respect to effects on the users. The mode of action in plants, being the disruption of photosynthesis, was not an </text:span><text:soft-page-break/><text:span text:style-name="T68">applicable danger to humans. The cytological examinations and the o</text:span><text:span text:style-name="T70">e</text:span><text:span text:style-name="T68">dema which was observed </text:span><text:span text:style-name="T69">in</text:span><text:span text:style-name="T68">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9">and</text:span><text:span text:style-name="T68"> </text:span><text:span text:style-name="T69">Weedol were </text:span><text:span text:style-name="T68">provisionally licenced, and PPL were in regular contact with the ministries and committees while they monitored the use of their herbicide. </text:span><text:span text:style-name="T70">They </text:span><text:span text:style-name="T68">collect</text:span><text:span text:style-name="T70">ed</text:span><text:span text:style-name="T68"> information about all kinds of accidents, whether from skin contact so that sales restrictions and printed warnings could be examined to see how well they worked and if they needed amending. </text:span><text:span text:style-name="T69">F</text:span><text:span text:style-name="T68">rom 1966, news of </text:span><text:span text:style-name="T69">fatal </text:span><text:span text:style-name="T68">accidents </text:span><text:span text:style-name="T70">and suicides</text:span><text:span text:style-name="T68"> </text:span><text:span text:style-name="T69">involving Gramoxone </text:span><text:span text:style-name="T68">started to reach Plant Protection.</text:span><text:span text:style-name="T68"><text:note text:id="ftn46" text:note-class="footnote"><text:note-citation>39</text:note-citation><text:note-body><text:p text:style-name="P84"><text:tab/></text:p></text:note-body></text:note></text:span><text:span text:style-name="T68"> </text:span></text:p>
      <text:p text:style-name="P169"><text:span text:style-name="T3"/></text:p>
      <text:p text:style-name="P172"><text:span text:style-name="T71">Although unwelcome, </text:span><text:span text:style-name="T72">it was not</text:span><text:span text:style-name="T71"> </text:span><text:span text:style-name="T72">un</text:span><text:span text:style-name="T71">expected, </text:span><text:span text:style-name="T72">to those in the chemical industry at least</text:span><text:span text:style-name="T71">. As the director of Fisons expressed on television in 1964 </text:span><text:span text:style-name="T72">as an </text:span><text:span text:style-name="T71">“</text:span><text:span text:style-name="T72">inevitable risk</text:span><text:span text:style-name="T71">”. </text:span><text:span text:style-name="T72">In his discussion about the safety of any new chemical product, he made it clear that chemists were exceedingly careful to produce useful, effective products that could be used safely, but “I bet my bottom dollar that someone is going to misuse it so much that even the safest chemical is going to cause trouble somewhere, sometime.”</text:span><text:span text:style-name="T72"><text:note text:id="ftn36" text:note-class="footnote"><text:note-citation>40</text:note-citation><text:note-body><text:p text:style-name="P127">“Pesticides and Posterity”, <text:span text:style-name="T89">Horizon</text:span>, BBC Television, first aired 30.05.64 (accessed BFI)</text:p></text:note-body></text:note></text:span><text:span text:style-name="T72"> </text:span></text:p>
      <text:p text:style-name="P172"><text:span text:style-name="T72"/></text:p>
      <text:p text:style-name="P174"><text:span text:style-name="T70">A</text:span><text:span text:style-name="T68">wareness of accidental and deliberate poisoning with other weedkillers and more diverse chemicals led to th</text:span><text:span text:style-name="T70">e instruction not to repack Gramoxone</text:span><text:span text:style-name="T68"> in an attempt to avoid their product being involved in a tragic event. </text:span></text:p>
      <text:p text:style-name="P173"><text:span text:style-name="T68"/></text:p>
      <text:p text:style-name="P156"/>
      <text:p text:style-name="P150">“One of our biggest problems is to decide under what conditions a chemical could be regarded as completely safe. ” </text:p>
      <text:p text:style-name="P156"/>
      <text:p text:style-name="P172"><text:span text:style-name="T68"/></text:p>
      <text:p text:style-name="P170"><text:span text:style-name="T68"/></text:p>
      <text:p text:style-name="P10"/>
      <text:p text:style-name="P149">In a report written **for xxx** by Plant Protection about Weedol in 1964, they stated that "there are no particular clinical tests of symptoms applicable to poisoning with this product. In case of gross contamination normal first aid measures should be used."<text:note text:id="ftn35" text:note-class="footnote"><text:note-citation>41</text:note-citation><text:note-body><text:p text:style-name="P75"><text:tab/><text:tab/></text:p></text:note-body></text:note> No <text:span text:style-name="T120">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117">then</text:span> help<text:span text:style-name="T117">ed</text:span> them to choose an appropriate action such as encouraging vomiting, or drinking milk, water, coffee. <text:span text:style-name="T118">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13">Imagined users</text:p>
      <text:p text:style-name="P21"><text:span text:style-name="T3">ICI had imagined the user of Gramoxone to be an arable farmer or agricultural worker. Gramoxone </text:span><text:soft-page-break/><text:span text:style-name="T3">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7" text:note-class="footnote"><text:note-citation>42</text:note-citation><text:note-body><text:p text:style-name="P76">“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8" text:note-class="footnote"><text:note-citation>43</text:note-citation><text:note-body><text:p text:style-name="P77">“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text:span><text:span text:style-name="T73">agricultural user</text:span><text:span text:style-name="T3">: </text:span><text:span text:style-name="T73">a male farmer or farm manager,</text:span><text:span text:style-name="T3"> willing to try new things, </text:span><text:span text:style-name="T73">taking</text:span><text:span text:style-name="T3"> advantage of fresh agricultural grants, maximising </text:span><text:span text:style-name="T73">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21"/>
      <text:p text:style-name="P21"><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0" text:note-class="footnote"><text:note-citation>44</text:note-citation><text:note-body><text:p text:style-name="P78"><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1"/>
      <text:p text:style-name="P28"><text:span text:style-name="T40">The concern about d</text:span><text:span text:style-name="T3">iquat </text:span><text:span text:style-name="T40">in early Weedol formulations,</text:span><text:span text:style-name="T40"><text:note text:id="ftn41" text:note-class="footnote"><text:note-citation>45</text:note-citation><text:note-body><text:p text:style-name="P79"><text:tab/></text:p></text:note-body></text:note></text:span><text:span text:style-name="T40"> wh</text:span><text:span text:style-name="T67">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7">This change was not heralded in gardening columns or newspaper articles, but it was announced through the packaging and advertisement of the product.</text:span><text:span text:style-name="T67"><text:note text:id="ftn100" text:note-class="footnote"><text:note-citation>46</text:note-citation><text:note-body><text:p text:style-name="Footnote"/></text:note-body></text:note></text:span><text:span text:style-name="T6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7"><text:s/></text:p>
      <text:p text:style-name="P7"><text:span text:style-name="T154">When Weedol advertisements depict a user, they illustrate</text:span> a middle aged <text:span text:style-name="T155">man</text:span>, probably in his own garden, where he's using it among flowers and shrubs, not to clear expanses of weeds in an industrialised setting. <text:span text:style-name="T118">H</text:span>e <text:span text:style-name="T118">gives the impression of being</text:span> at leisure, <text:span text:style-name="T11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text:soft-page-break/>into their mouths. Dissolving Weedol directly in a watering can avoids this problem. Perhaps these men would have been less used to handling potentially dangerous chemicals <text:span text:style-name="T121">in the home</text:span>, leaving that <text:span text:style-name="T121">task </text:span>to their wives. Perhaps the comfort of home, <text:span text:style-name="T120">and a mindset unique to </text:span>leisurely activities, meant that vigilance and care that men might have applied to handling <text:span text:style-name="T120">dangerous</text:span> substances in their working lives was <text:span text:style-name="T120">abandoned</text:span> once in the domestic environment. <text:span text:style-name="T120">This is partly brought about by the assumption that if something was dangerous, it wouldn't be available, “they” wouldn't allow anything bad to happen to a customer/consumer.</text:span></text:p>
      <text:p text:style-name="P21"/>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1"/>
      <text:p text:style-name="P21"><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10">Model Users</text:p>
      <text:p text:style-name="P1">Weekly gardening columnists are what I term “model users” because they model in their own gardens how to correctly use the chemical and set the schedule for using the herbicide by suggesting when <text:span text:style-name="T122">t</text:span>o use it. The trope of “jobs to do this week” is well used in their <text:span text:style-name="T122">columns</text:span>, <text:span text:style-name="T122">which presents</text:span> very similar advice <text:span text:style-name="T122">and instruction </text:span>on weeding, planting, fertilising <text:span text:style-name="T122">as </text:span>might be set out in gardening almanacs or books. <text:span text:style-name="T122">T</text:span>he <text:span text:style-name="T122">newspaper columns</text:span> <text:span text:style-name="T122">give the opportunity to </text:span>add topical comment on rain or sun, or other events to supplement and fine tune the advice. In part, the<text:span text:style-name="T122">se model users</text:span> are also experimental users, <text:span text:style-name="T122">being among the first to use the Weedol preparation in real situations. </text:span></text:p>
      <text:p text:style-name="P1"/>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93">T</text:span><text:span text:style-name="T92">he Times</text:span><text:span text:style-name="T3"> wanted to know why Roy Hay kept casually recommending a potentially lethal chemical to them, without ever mentioning risk.</text:span><text:span text:style-name="T3"><text:note text:id="ftn42" text:note-class="footnote"><text:note-citation>47</text:note-citation><text:note-body><text:p text:style-name="P80">“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paraquat” rather than specifying </text:span><text:span text:style-name="T39">by the</text:span><text:span text:style-name="T3"> brand name Weedol, described the domestic version as "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01">the Times</text:span><text:span text:style-name="T3"> actually preferred to use cover planting to avoid weeding </text:span><text:span text:style-name="T20">in their own gardens</text:span><text:span text:style-name="T3">, limiting the amount </text:span><text:soft-page-break/><text:span text:style-name="T3">of bare soil that could be colonised by weeds.</text:span><text:span text:style-name="T3"><text:note text:id="ftn94" text:note-class="footnote"><text:note-citation>48</text:note-citation><text:note-body><text:p text:style-name="P41"><text:span text:style-name="T140">Roy Hay. "A case for ground cover." Times [London, England] 1 June 1974: 13, </text:span><text:span text:style-name="T141">R</text:span><text:span text:style-name="T140">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0"/>
      <text:p text:style-name="P1"><text:s/></text:p>
      <text:p text:style-name="P10">Communicating about paraquat - safety</text:p>
      <text:p text:style-name="Standard"/>
      <text:p text:style-name="Standard"><text:span text:style-name="T3">The concept of chemical persistence was raised in public awareness through Rachel Carson's </text:span><text:span text:style-name="T92">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43" text:note-class="footnote"><text:note-citation>49</text:note-citation><text:note-body><text:p text:style-name="P81">"Chemicals threaten wildlife”, The Times, 17.12.68, p10</text:p></text:note-body></text:note></text:span><text:span text:style-name="T3"> </text:span></text:p>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44" text:note-class="footnote"><text:note-citation>50</text:note-citation><text:note-body><text:p text:style-name="P82">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
      <text:p text:style-name="Standard"/>
      <text:p text:style-name="P10">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5" text:note-class="footnote"><text:note-citation>51</text:note-citation><text:note-body><text:p text:style-name="P83"><text:tab/></text:p></text:note-body></text:note></text:span><text:span text:style-name="T3"> </text:span></text:p>
      <text:p text:style-name="P1"/>
      <text:p text:style-name="Standard"/>
      <text:p text:style-name="Standard"><text:soft-page-break/><text:span text:style-name="T1">Disobedient or Careless </text:span><text:span text:style-name="T2">U</text:span><text:span text:style-name="T1">sers</text:span></text:p>
      <text:p text:style-name="P1"/>
      <text:p text:style-name="Standard"/>
      <text:p text:style-name="Standard"><text:span text:style-name="T3">Perhaps inevitably, Gramoxone was repacked into drinks bottles and f</text:span></text:p>
      <text:p text:style-name="Standard"/>
      <text:p text:style-name="P28"><text:span text:style-name="T40">Howard</text:span><text:span text:style-name="T40"><text:note text:id="ftn47" text:note-class="footnote"><text:note-citation>52</text:note-citation><text:note-body><text:p text:style-name="P43">Howard was an industrial hygienist, a trained medic, medical advisor to the Chemical Industries Association. He was intolerant of behaviour that deviated from that prescribed for correct use. He does not seem to have applied <text:s/>thought to <text:span text:style-name="T89">why</text:span> people used paraquat in some ingenious if misguided and ultimately harmful ways (louse removal <text:span text:style-name="T128">[p70-71]</text:span>, creative mixtures <text:span text:style-name="T128">[p74] or alternative concentrations [p68]</text:span>). He admired the makeshift use of a plastic bag to protect sprayers from leak<text:span text:style-name="T153">y</text:span> knapsacks, but did not comment on the reasons why workers did not wear protective shoes or trousers (heat, comfort, cost) and were not more careful (education, experience, <text:span text:style-name="T153">access to clean water, medical care, choice of language</text:span>) nor did he look at communication between workers with respect to dealing with these hazards, or between workers and employer. Keir <text:span text:style-name="T153">approached</text:span> this problem from a completely medical/industrial view point, rather than from the user's point of view. <text:span text:style-name="T127">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48" text:note-class="footnote"><text:note-citation>53</text:note-citation><text:note-body><text:p text:style-name="P122">Howard, p92, 113</text:p></text:note-body></text:note></text:span><text:span text:style-name="T40"> going so far as to declare farmworkers as “notoriously careless”.</text:span><text:span text:style-name="T40"><text:note text:id="ftn49" text:note-class="footnote"><text:note-citation>54</text:note-citation><text:note-body><text:p text:style-name="P39">Howard, 216</text:p></text:note-body></text:note></text:span><text:span text:style-name="T3"> </text:span></text:p>
      <text:p text:style-name="P9"/>
      <text:p text:style-name="P28"><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50" text:note-class="footnote"><text:note-citation>55</text:note-citation><text:note-body><text:p text:style-name="P85"><text:tab/></text:p></text:note-body></text:note></text:span><text:span text:style-name="T3"> The powerful herbicide impressed workers</text:span><text:span text:style-name="T3"><text:note text:id="ftn51" text:note-class="footnote"><text:note-citation>56</text:note-citation><text:note-body><text:p text:style-name="P86">“The boy who thought he'd had a drink of pop”, Jane Gaskell, The Daily Mail, 24.06.71, p6.</text:p></text:note-body></text:note></text:span><text:span text:style-name="T3">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52" text:note-class="footnote"><text:note-citation>57</text:note-citation><text:note-body><text:p text:style-name="P87">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 </text:span></text:p>
      <text:p text:style-name="P28"><text:span text:style-name="T3"/></text:p>
      <text:p text:style-name="P163"><text:span text:style-name="T3">A 1967 note about repacking, following </text:span><text:span text:style-name="T60">the earliest poisonings, relating to repacking, </text:span><text:span text:style-name="T3">in which Roy Goulding, </text:span><text:span text:style-name="T57">founder of the National Poisons Information Bureau</text:span><text:span text:style-name="T57"><text:note text:id="ftn96" text:note-class="footnote"><text:note-citation>58</text:note-citation><text:note-body><text:p text:style-name="Footnote"><text:span text:style-name="T142">“Information On Poisons” </text:span><text:span text:style-name="T143">The British Medical Journal</text:span><text:span text:style-name="T144"> , Vol. 1, No. 5339 (May 4, 1963), p. 1220</text:span></text:p></text:note-body></text:note></text:span><text:span text:style-name="T57"> </text:span><text:span text:style-name="T58">and member of the sub committee dealing with poisons</text:span><text:span text:style-name="T57">,</text:span><text:span text:style-name="T3"> wonders how to prevent this. He wr</text:span><text:span text:style-name="T58">o</text:span><text:span text:style-name="T3">te "How we can deter them I don't know, but labelling the concentrate as poison might help.”</text:span><text:span text:style-name="T3"><text:note text:id="ftn97" text:note-class="footnote"><text:note-citation>59</text:note-citation><text:note-body><text:p text:style-name="P123">MAF 284/307, 104, Letter from R. Goulding (Guys Hospital) to JAR Bates, (MAFF Plant Pathology), 16.08.67</text:p></text:note-body></text:note></text:span></text:p>
      <text:p text:style-name="P163"/>
      <text:p text:style-name="P146"><text:span text:style-name="T3">Plant Protection were resistant to suggestions that the word "Poison" should be included on the label,</text:span><text:note text:id="ftn60" text:note-class="footnote"><text:note-citation>60</text:note-citation><text:note-body><text:p text:style-name="P94">Letter from AAB Swan (ICI)to F Stewart (HO, Poisons Board), 13.05.68</text:p></text:note-body></text:note><text:span text:style-name="T3"> preferring the less hard hitting, alternative wording "Not to be taken" and "Harmful if taken" or "Dangerous if swallowed". They maintained that when users followed the instructions, the product was safe.</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text:span><text:soft-page-break/><text:span text:style-name="T3">concentrated herbicide found their way into bags, glove compartments, sheds, kitchens and even fridges where they were mistaken for dark coloured drinks: cola, Ribena,[**ref**] stout [**ref**] 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53" text:note-class="footnote"><text:note-citation>61</text:note-citation><text:note-body><text:p text:style-name="P88">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54" text:note-class="footnote"><text:note-citation>62</text:note-citation><text:note-body><text:p text:style-name="P89">“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55" text:note-class="footnote"><text:note-citation>63</text:note-citation><text:note-body><text:p text:style-name="P36">Howard, Paraquat Uses and Misuses, 1982, p6<text:span text:style-name="T113">5</text:span>.</text:p></text:note-body></text:note></text:span></text:p>
      <text:p text:style-name="Standard"/>
      <text:p text:style-name="P154"><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text:span><text:span text:style-name="T3"><text:note text:id="ftn56" text:note-class="footnote"><text:note-citation>64</text:note-citation><text:note-body><text:p text:style-name="P90"><text:tab/></text:p></text:note-body></text:note></text:span><text:span text:style-name="T3"> or to dilute the chemical in the bloodstream through forced diuresis as was successful in treating barbiturate overdoses,</text:span><text:span text:style-name="T3"><text:note text:id="ftn57" text:note-class="footnote"><text:note-citation>65</text:note-citation><text:note-body><text:p text:style-name="P91"><text:tab/></text:p></text:note-body></text:note></text:span><text:span text:style-name="T3"> in the early days of Gramoxone poisonings it was a horrifyingly certain and slow death, potentially over two weeks or more. </text:span></text:p>
      <text:p text:style-name="P154"><text:span text:style-name="T3"/></text:p>
      <text:p text:style-name="P154"><text:span text:style-name="T3">In September 1967, an editorial in the BMJ preceded an account of <text:s/>an "unusual" suicide by injection of concentrated paraquat, which took place in Israel and was not reported in mainstream UK newspapers. In this editorial, attention is drawn to the UK cas</text:span><text:span text:style-name="T55">e</text:span><text:span text:style-name="T3"> of a child sent home </text:span><text:span text:style-name="T55">after</text:span><text:span text:style-name="T3"> </text:span><text:span text:style-name="T55">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8" text:note-class="footnote"><text:note-citation>66</text:note-citation><text:note-body><text:p text:style-name="P92">Poisoning from Paraquat BMJ, Vol 3, No 5567, 16.09.67, p690-691</text:p></text:note-body></text:note></text:span><text:span text:style-name="T3"> As more literature accumulated on treating these poisonings, medical staff had a better idea of what they were dealing with </text:span><text:span text:style-name="T55">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59" text:note-class="footnote"><text:note-citation>67</text:note-citation><text:note-body><text:p text:style-name="P93">Vale et al, 1987</text:p></text:note-body></text:note></text:span><text:span text:style-name="T3"> </text:span></text:p>
      <text:p text:style-name="Standard"><text:span text:style-name="T3"><text:s/></text:span></text:p>
      <text:p text:style-name="P25">Intermediaries as Users?</text:p>
      <text:p text:style-name="P155"><text:span text:style-name="T3">However, it wasn't just the end-users who failed to adhere to the instruction that Gramoxone was not to be repacked. In 1967 Plant Protection </text:span><text:span text:style-name="T56">saw fit to send</text:span><text:span text:style-name="T3"> what they called a "strongly worded letter" to its main agents and distributors reminding them about the dangers of selling Gramoxone that was not in its original container.</text:span><text:span text:style-name="T3"><text:note text:id="ftn62" text:note-class="footnote"><text:note-citation>68</text:note-citation><text:note-body><text:p text:style-name="P95">MAF 284/307, 149, Letter from AAB Swan (Plant Protection Ltd) to F Stuart (Poisons Board) 16.02.68, National Archives, Kew</text:p></text:note-body></text:note></text:span><text:span text:style-name="T3"> </text:span><text:span text:style-name="T57">A </text:span><text:span text:style-name="T3">case reported in a 1968 Cambridge newspaper </text:span><text:span text:style-name="T57">described</text:span><text:span text:style-name="T3"> a store that sold Gramoxone in a reused lemonade bottle, delivering it to the purchaser</text:span><text:span text:style-name="T57">'</text:span><text:span text:style-name="T3">s doorstep. </text:span><text:soft-page-break/><text:span text:style-name="T3">Luckily no-one was poisoned, but the chemist was found guilty of gross carelessness and fined.</text:span><text:span text:style-name="T3"><text:note text:id="ftn61" text:note-class="footnote"><text:note-citation>69</text:note-citation><text:note-body><text:p text:style-name="P95"><text:span text:style-name="T124">MAF 284/307, 199-201 </text:span>Letter from CE Rabington (<text:span text:style-name="T124">MAFF </text:span>Regional Safety Inspector) to J Rowe <text:span text:style-name="T124">(MAFF Deputy Chief Inspector) giving details of article in </text:span><text:span text:style-name="T90">Cambridge Daily News</text:span><text:span text:style-name="T97">, 09.11.68 “Label on bottle of weed killer said 'Lemonade'”</text:span></text:p></text:note-body></text:note></text:span></text:p>
      <text:p text:style-name="P10"/>
      <text:p text:style-name="P158">Determined abusers</text:p>
      <text:p text:style-name="P159">Self harm and suicide</text:p>
      <text:p text:style-name="P22"><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63" text:note-class="footnote"><text:note-citation>70</text:note-citation><text:note-body><text:p text:style-name="P40">“Paraquat: Firm urged to act”, Daily Mail, 31.10.72, p11</text:p></text:note-body></text:note></text:span><text:span text:style-name="T3"> This followed their investigation earlier in the year into how easy it was obtain </text:span><text:span text:style-name="T41">Gramoxone</text:span><text:span text:style-name="T3">. The medical press had carried stories of suicides, from the very first and unusual suicide in Israel,</text:span><text:span text:style-name="T3"><text:note text:id="ftn64" text:note-class="footnote"><text:note-citation>71</text:note-citation><text:note-body><text:p text:style-name="P41">“<text:span text:style-name="T123">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2"/>
      <text:p text:style-name="P24"><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65" text:note-class="footnote"><text:note-citation>72</text:note-citation><text:note-body><text:p text:style-name="P96">Clarke <text:span text:style-name="T160">(</text:span>1993<text:span text:style-name="T160">)</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22"/>
      <text:p text:style-name="P22"><text:span text:style-name="T3">In 1973 Dr Matthew of the Poisons Board blamed what he called </text:span><text:span text:style-name="T59">“disproportionate”</text:span><text:span text:style-name="T3"> media coverage given to paraquat deaths for the fact that in Scotland, the number of accidental deaths from paraquat was overshadowed by the number of suicides with the chemical.</text:span><text:span text:style-name="T3"><text:note text:id="ftn66" text:note-class="footnote"><text:note-citation>73</text:note-citation><text:note-body><text:p text:style-name="P97">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67" text:note-class="footnote"><text:note-citation>74</text:note-citation><text:note-body><text:p text:style-name="P35"><text:span text:style-name="T112">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2"/>
      <text:p text:style-name="P22"><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68" text:note-class="footnote"><text:note-citation>75</text:note-citation><text:note-body><text:p text:style-name="P139">Clarke (1993) p3</text:p></text:note-body></text:note></text:span><text:span text:style-name="T3"> Users of paraquat </text:span><text:span text:style-name="T27">for this purpose </text:span><text:span text:style-name="T3">were not just those with legitimate workplace access to the herbicide, </text:span><text:span text:style-name="T75">as Howard summarised in his study.</text:span><text:span text:style-name="T75"><text:note text:id="ftn111" text:note-class="footnote"><text:note-citation>76</text:note-citation><text:note-body><text:p text:style-name="P133">Howard (1982), p177 -183</text:p></text:note-body></text:note></text:span><text:span text:style-name="T75"> Half of the women were described as housewives </text:span><text:span text:style-name="T3"><text:s/>In the use of and most deaths from paraquat poisoning were anything but easy. The agonising decline of patients was </text:span><text:span text:style-name="T41">described</text:span><text:span text:style-name="T3"> in any article about the lethality of paraquat, communicating to would-be users that this was not an </text:span><text:span text:style-name="T75">“easy way out”</text:span><text:span text:style-name="T3">, even if it was certain. <text:s/></text:span></text:p>
      <text:p text:style-name="P22"/>
      <text:p text:style-name="P159">Murder</text:p>
      <text:p text:style-name="P22"><text:span text:style-name="T3">Murder was another misuse of the herbicide, as until </text:span><text:span text:style-name="T27">1974</text:span><text:span text:style-name="T3"> Gramoxone didn't have an offensive taste </text:span><text:soft-page-break/><text:span text:style-name="T3">or smell,</text:span><text:span text:style-name="T3"><text:note text:id="ftn69" text:note-class="footnote"><text:note-citation>77</text:note-citation><text:note-body><text:p text:style-name="P98">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70" text:note-class="footnote"><text:note-citation>78</text:note-citation><text:note-body><text:p text:style-name="P99">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2"/>
      <text:p text:style-name="P22"><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71" text:note-class="footnote"><text:note-citation>79</text:note-citation><text:note-body><text:p text:style-name="P100"><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22"><text:span text:style-name="T3"/></text:p>
      <text:p text:style-name="P159">Fear and Disruption</text:p>
      <text:p text:style-name="P177"><text:span text:style-name="T3">Another form of abuse was the threat of paraquat poisoning, used by </text:span><text:span text:style-name="T74">extortionists</text:span><text:span text:style-name="T3"> and sab</text:span><text:span text:style-name="T74">o</text:span><text:span text:style-name="T3">teurs. </text:span></text:p>
      <text:p text:style-name="P178">In 1974 a man was jailed for attempting to blackmail the CocaCola company by threatening to put paraquat into 200 bottles of the drink.<text:note text:id="ftn105" text:note-class="footnote"><text:note-citation>80</text:note-citation><text:note-body><text:p text:style-name="P130">“Jail for Coke blackmailer”, The Times, 23.11.74 p3</text:p></text:note-body></text:note> <text:span text:style-name="T158">In the approach to Christmas in 1982, the Animal Liberation Front warned that they had poisoned turkeys for sale in Harrods and Woolworths,</text:span><text:span text:style-name="T158"><text:note text:id="ftn106" text:note-class="footnote"><text:note-citation>81</text:note-citation><text:note-body><text:p text:style-name="P130">“Anger over 'poisoned turkeys'” Daily Mail, 20.12.82, p10</text:p></text:note-body></text:note></text:span><text:span text:style-name="T158"> as well as a cluster in Bristol supermarkets and butchers.</text:span><text:span text:style-name="T158"><text:note text:id="ftn107" text:note-class="footnote"><text:note-citation>82</text:note-citation><text:note-body><text:p text:style-name="Footnote">“<text:span text:style-name="T158">Another turkey alarm”, Daily Mail, 21.12.82 p22</text:span></text:p></text:note-body></text:note></text:span><text:span text:style-name="T158"> There wasn't any paraquat found, but the withdrawal from sale, the disruption and anxiety it caused show that the threats were taken seriously. Shoppers at Safeway supermarkets were the target of random poisoning threats, in 1981</text:span><text:span text:style-name="T158"><text:note text:id="ftn110" text:note-class="footnote"><text:note-citation>83</text:note-citation><text:note-body><text:p text:style-name="P132">“More poisoned food may be lying in shops” The Times, 08.05.81 (front page leader, article p7); <text:span text:style-name="T159">“Safeway food poison dose 'not lethal'”, The Times, <text:s/>09.</text:span>05.81, p2.</text:p></text:note-body></text:note></text:span><text:span text:style-name="T158"> and 1987.</text:span><text:span text:style-name="T158"><text:note text:id="ftn109" text:note-class="footnote"><text:note-citation>84</text:note-citation><text:note-body><text:p text:style-name="Footnote">“<text:span text:style-name="T159">Poisoner hits supermarket shelves”, Daily Mail, 22.06.87, p2</text:span></text:p></text:note-body></text:note></text:span><text:span text:style-name="T158"> In an attempt to deny the blackmailer the satisfaction of creating a stir, there had been a six week media blackout while the police and the supermarkets worked on the issue.</text:span><text:span text:style-name="T158"><text:note text:id="ftn108" text:note-class="footnote"><text:note-citation>85</text:note-citation><text:note-body><text:p text:style-name="P131">“Poison food threat”, Daily Mail, 15.08.87, p2</text:p></text:note-body></text:note></text:span><text:span text:style-name="T158"> </text:span></text:p>
      <text:p text:style-name="Standard"/>
      <text:p text:style-name="Standard"/>
      <text:p text:style-name="P10">Educating/ Disciplining Users</text:p>
      <text:p text:style-name="Standard"><text:span text:style-name="T3">Journalists remained objective in their reporting of accidental poisoning with Gramoxone, although they didn't mince words when they could be delivered from authority figures. Keeping Gramoxone in unmarked, reused bottles was "asking for it", The Times reported coroner Donal Summerfield as saying.</text:span><text:span text:style-name="T3"><text:note text:id="ftn72" text:note-class="footnote"><text:note-citation>86</text:note-citation><text:note-body><text:p text:style-name="P101">“Man drank weedkiller by mistake”, The Times, 11.12.69, p.5</text:p></text:note-body></text:note></text:span><text:span text:style-name="T3"> As poisonings of this type accumulated, a coroner was reported as frustratedly saying "when will the public learn?",</text:span><text:span text:style-name="T3"><text:note text:id="ftn73" text:note-class="footnote"><text:note-citation>87</text:note-citation><text:note-body><text:p text:style-name="P102">“Girl drinks first and dies”, Daily Mail, 30.09.72, p9</text:p></text:note-body></text:note></text:span><text:span text:style-name="T3"> but the reporters at the paper did not expand or moralise on the subject of those who chose to use Gramoxone at home.</text:span></text:p>
      <text:p text:style-name="Standard"/>
      <text:p text:style-name="Standard"><text:span text:style-name="T3">Despite fatal incidents occurring since 1966, none were reported in newspapers until 1968. Before that date, stories about paraquat were limited to the farming, business or gardening columns, which only proclaimed the benefits of the herbicide. The front page news of Britain's, even Europe's, first </text:span><text:soft-page-break/><text:span text:style-name="T3">lung transplant in 1968 is also one of 15 year old Alex Smith's accidental paraquat poisoning. Although the focus of the stories is of the surgical procedure, most papers mention an unnamed weedkiller. The Times reported “liquid weedkiller” that “resembled a soft drink”.</text:span><text:span text:style-name="T3"><text:note text:id="ftn74" text:note-class="footnote"><text:note-citation>88</text:note-citation><text:note-body><text:p text:style-name="P103">“Boy with new lung winks at father” The Times, 18.05.68, p10 </text:p></text:note-body></text:note></text:span><text:span text:style-name="T3"> In the series of articles following the transplant, The </text:span><text:span text:style-name="T42">Daily </text:span><text:span text:style-name="T3">Mail did not name the weedkiller either, but it is clearly Gramoxone from the descriptions "looked like Coca Cola" and the effect on the lungs in particular.</text:span><text:span text:style-name="T3"><text:note text:id="ftn75" text:note-class="footnote"><text:note-citation>89</text:note-citation><text:note-body><text:p text:style-name="P104">“Boy and Girl in lung-swop operation” Daily Mail, 13.05.68 , p1; “Lung boy sits up for icecream”, Daily Mail, 18.05.68, p1; “Lung transplant boy dies” Daily Mail, 29.05.68, p1</text:p></text:note-body></text:note></text:span><text:span text:style-name="T3"> None of the surgeons involved in the transplant case would give any details, but the boy's uncle spoke to the press about what had happened.</text:span><text:span text:style-name="T3"><text:note text:id="ftn77" text:note-class="footnote"><text:note-citation>90</text:note-citation><text:note-body><text:p text:style-name="P135">“Lung Transplant in Edinburgh”, Glasgow Herald, 17.05.68, p1</text:p></text:note-body></text:note></text:span></text:p>
      <text:p text:style-name="Standard"/>
      <text:p text:style-name="Standard"><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78" text:note-class="footnote"><text:note-citation>91</text:note-citation><text:note-body><text:p text:style-name="P105">“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general news of the Times,</text:span><text:span text:style-name="T3"><text:note text:id="ftn79" text:note-class="footnote"><text:note-citation>92</text:note-citation><text:note-body><text:p text:style-name="P106">“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80" text:note-class="footnote"><text:note-citation>93</text:note-citation><text:note-body><text:p text:style-name="P107">Killer chemical goes on Poisons List, Peter Bullen, Daily Mail, 09.09.68 p6</text:p></text:note-body></text:note></text:span><text:span text:style-name="T3"> </text:span></text:p>
      <text:p text:style-name="Standard"/>
      <text:p text:style-name="Standard"><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81" text:note-class="footnote"><text:note-citation>94</text:note-citation><text:note-body><text:p text:style-name="P108">Matthew et al, BMJ Vol 3, no 5621, pp 759-763 759</text:p></text:note-body></text:note></text:span><text:span text:style-name="T3"> It seems unusual for the character of a patient to be commented on in this way, as the newspapers tended not to include this type of adjectives.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82" text:note-class="footnote"><text:note-citation>95</text:note-citation><text:note-body><text:p text:style-name="P109">Scientific Subcommittee on Poisonous Substances Used in Agriculture and Food Storage</text:p></text:note-body></text:note></text:span></text:p>
      <text:p text:style-name="Standard"/>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167">*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Standard"><text:soft-page-break/></text:p>
      <text:p text:style-name="Standard"><text:span text:style-name="T3">Accidental poisonings as news items meant that paraquat left the confines of niche gardening, farming columns. These stories invariably conveyed the lack of effective treatment available, often with the stock phrase "no known antidote". <text:s/>This idea grabbed the imagination, and it was sufficiently frightening to prompt </text:span><text:span text:style-name="T20">newspaper </text:span><text:span text:style-name="T3">readers to write letters calling for it to be banned. Arsenic based weedkillers had been fatally poisoning people for much longer, and correspondingly progression and management of poisoning was better understood and accepted. As Boon wearily noted, this antidote statement was technically accurate, but it was not unusual as in the true sense of antidote where one chemical neutralises another, </text:span><office:annotation office:name="__Fieldmark__780_511980288"><dc:creator>Unknown Author</dc:creator><dc:date>2014-02-04T14:50:15</dc:date><text:list text:continue-numbering="true" text:style-name=""><text:list-item><text:p>Good point, elaborate sooner perhaps</text:p></text:list-item></text:list></office:annotation><text:span text:style-name="T3">very few poisons have an antidote</text:span><office:annotation-end office:name="__Fieldmark__780_511980288"/><text:span text:style-name="T3">, not even aspirin. Boon attributed this phrase to an answer given to a coroner in court to the question whether an antidote was available.</text:span><text:span text:style-name="T3"><text:note text:id="ftn83" text:note-class="footnote"><text:note-citation>96</text:note-citation><text:note-body><text:p text:style-name="P110">Kennedy, p.148</text:p></text:note-body></text:note></text:span><text:span text:style-name="T3"> However, it was useful shorthand in newspapers for expressing the horror and despair that was experienced by victims, their families, and the medics who cared for them. </text:span></text:p>
      <text:p text:style-name="Standard"/>
      <text:p text:style-name="P17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84" text:note-class="footnote"><text:note-citation>97</text:note-citation><text:note-body><text:p text:style-name="P111"><text:span text:style-name="T152">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167">[Do newspapers have a responsibility of sorts to be honest rather than coy about this type of information? ]</text:span></text:p></office:annotation></text:span></text:p>
      <text:p text:style-name="P175"><text:span text:style-name="T3"/></text:p>
      <text:p text:style-name="P157">Discussing Branding</text:p>
      <text:p text:style-name="P175"><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175"><text:span text:style-name="T3"/></text:p>
      <text:p text:style-name="Standard"/>
      <text:p text:style-name="P12">Reassuring Users and Non Users</text:p>
      <text:p text:style-name="P22"><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85" text:note-class="footnote"><text:note-citation>98</text:note-citation><text:note-body><text:p text:style-name="P112">“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167">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text:span><text:soft-page-break/><text:span text:style-name="T3">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86" text:note-class="footnote"><text:note-citation>99</text:note-citation><text:note-body><text:p text:style-name="P113">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3"><text:span text:style-name="T3">One day before the Mail launched into nearly two weeks of daily court reports of a murder involving Gramoxone, they carried an ICI advert with the tagline "Changes for the better, world wide".</text:span><text:span text:style-name="T3"><text:note text:id="ftn87" text:note-class="footnote"><text:note-citation>100</text:note-citation><text:note-body><text:p text:style-name="P114">“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167">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3"><text:span text:style-name="T3"/></text:p>
      <text:p text:style-name="P180"><text:span text:style-name="T3">Another interesting use of paraquat, is the deliberate, high profile, public ingestion in order to reassure. This is </text:span><text:span text:style-name="T76">a </text:span><text:span text:style-name="T3">similar </text:span><text:span text:style-name="T76">tactic </text:span><text:span text:style-name="T3">to the </text:span><text:span text:style-name="T78">J Gordon Edward's </text:span><text:span text:style-name="T3">ingestion of DDT</text:span><text:span text:style-name="T3"><text:note text:id="ftn112" text:note-class="footnote"><text:note-citation>101</text:note-citation><text:note-body><text:p text:style-name="P134">Sc<text:span text:style-name="T162">h</text:span>warcz (2004) <text:span text:style-name="T89">The Fly in the Ointment</text:span><text:span text:style-name="T96">, p</text:span><text:span text:style-name="T99">27.</text:span></text:p></text:note-body></text:note></text:span><text:span text:style-name="T3"> and later of </text:span><text:span text:style-name="T78">John Gummer's </text:span><text:span text:style-name="T3">beefburgers during the BSE scandal,</text:span><text:span text:style-name="T3"><text:note text:id="ftn113" text:note-class="footnote"><text:note-citation>102</text:note-citation><text:note-body><text:p text:style-name="P137">Jasonoff (<text:span text:style-name="T163">2011</text:span>) <text:span text:style-name="T89">Designs on Nature: Science and Democracy in Europe and the United States</text:span><text:span text:style-name="T96"> p256 </text:span><text:span text:style-name="T100">(</text:span><text:span text:style-name="T150">would the DM be a better source perhaps for this initial report? </text:span><text:span text:style-name="T151">Can't find it</text:span><text:span text:style-name="T150"> in the Times!</text:span><text:span text:style-name="T100">)</text:span></text:p></text:note-body></text:note></text:span><text:span text:style-name="T3"> </text:span><text:span text:style-name="T76">to make a powerful statement about safety on an immediate and human level. Although these one-off events are unable to demonstrate long term effects of repeated exposure, </text:span><text:span text:style-name="T79">Jasonoff describes this type of personal action as drawing on “cultural commitment to empirical proofs: seeing is believing”.</text:span><text:span text:style-name="T79"><text:note text:id="ftn76" text:note-class="footnote"><text:note-citation>103</text:note-citation><text:note-body><text:p text:style-name="P136">Jasonoff (<text:span text:style-name="T163">2011</text:span>) <text:span text:style-name="T89">Designs on Nature: Science and Democracy in Europe and the United States</text:span><text:span text:style-name="T96"> p256</text:span></text:p></text:note-body></text:note></text:span><text:span text:style-name="T79"> </text:span><text:span text:style-name="T77">The beefburger stunt backfired, the DDT demonstration </text:span><text:span text:style-name="T79">although repeated by other DDT advocates, </text:span><text:span text:style-name="T77">fe</text:span><text:span text:style-name="T79">els</text:span><text:span text:style-name="T77"> misdirected as </text:span><text:span text:style-name="T79">the</text:span><text:span text:style-name="T77"> point see</text:span><text:span text:style-name="T79">ms</text:span><text:span text:style-name="T77"> mainly to be about </text:span><text:span text:style-name="T79">the DDT-eater's</text:span><text:span text:style-name="T77"> own isolated, personal health rather than </text:span><text:span text:style-name="T78">DDT </text:span><text:span text:style-name="T77">as part of an </text:span><text:span text:style-name="T78">interdependent</text:span><text:span text:style-name="T77"> network, but there is not evidence of the “paraquat pie”</text:span><text:span text:style-name="T3"><text:note text:id="ftn114" text:note-class="footnote"><text:note-citation>104</text:note-citation><text:note-body><text:p text:style-name="Footnote">“<text:span text:style-name="T161">'Paraquat pie' eaters surprise village” The Times, 22.05.82, p4</text:span></text:p></text:note-body></text:note></text:span><text:span text:style-name="T3"> </text:span><text:span text:style-name="T77"><text:s/>being particularly well known. </text:span><text:span text:style-name="T78">Locals of Woodkirk, </text:span><text:span text:style-name="T79">West Yorkshire</text:span><text:span text:style-name="T78"> baked the pie containing rhubarb from allotments affected by a fire at a warehouse, which contained a number of different herbicides including paraquat. Much vegetation </text:span><text:span text:style-name="T79">in the area </text:span><text:span text:style-name="T78">had died and fish in streams </text:span><text:span text:style-name="T79">were poisoned</text:span><text:span text:style-name="T78">. </text:span><text:span text:style-name="T79">Here the concerned local people used food potentially contaminated with a variety of pollutants, including herbicide, as a signal of their distress at living in an environment where they felt unsafe, where </text:span><text:span text:style-name="T80">they percieved that</text:span><text:span text:style-name="T79"> chemical and allied industries, such as warehouses to store the products, were allowed to operate without consulting or informing the residents. </text:span><text:span text:style-name="T80">The pie-eating politicians used paraquat's reputation as deadly and rarely </text:span><text:span text:style-name="T81">successfully</text:span><text:span text:style-name="T80"> treated as the ultimate </text:span><text:span text:style-name="T82">demonstration</text:span><text:span text:style-name="T80"> of “putting their health where their mouth is”, even if they did not have to live full-time in the worrying, polluted environmen</text:span><text:span text:style-name="T81">t.</text:span></text:p>
      <text:p text:style-name="P151"/>
      <text:p text:style-name="P10">Protecting Users</text:p>
      <text:p text:style-name="P181"><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5">On paper, the attitude to people who do not follow any one of the instructions and experience dermatological effects or poisoning appears unsympathetic. </text:span></text:p>
      <text:p text:style-name="Standard"><text:soft-page-break/><text:span text:style-name="T3"/></text:p>
      <text:p text:style-name="P182"><text:span text:style-name="T83">MPs were also concerned with protecting users, their </text:span><text:span text:style-name="T84">constituents</text:span><text:span text:style-name="T83">,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88" text:note-class="footnote"><text:note-citation>105</text:note-citation><text:note-body><text:p text:style-name="P115"><text:span text:style-name="T164">“Paraquat Weed-killer” Mr Mackie response to Mrs Joyce Butler, Written Answers (Commons), Agriculture, Fisheries and Food HC Deb 04.05.70 vol 801 cc47-8W </text:span><text:tab/></text:p></text:note-body></text:note></text:span></text:p>
      <text:p text:style-name="P182"><text:span text:style-name="T3"/></text:p>
      <text:p text:style-name="P182"><text:span text:style-name="T3">This was not the first time that Butler had spoken up in Parliament for users (and victims) of agricultural and garden chemicals. Butler had been very active throughout the 1960s when DDT, aldrin and dieldrin </text:span><text:span text:style-name="T84">were the subject of public concern and </text:span><text:span text:style-name="T3">came under closer scrutiny </text:span><text:span text:style-name="T84">leading to a ban on their use</text:span><text:span text:style-name="T3">. She spoke out vociferously against the government produced booklet </text:span><text:span text:style-name="T92">Chemicals for the Gardener</text:span><text:span text:style-name="T3">, which contained recommendations to use the </text:span><text:span text:style-name="T84">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16" text:note-class="footnote"><text:note-citation>106</text:note-citation><text:note-body><text:p text:style-name="Footnote"/></text:note-body></text:note></text:span><text:span text:style-name="T3"> </text:span></text:p>
      <text:p text:style-name="Standard"><text:span text:style-name="T3"><text:s/></text:span></text:p>
      <text:p text:style-name="P183"><text:span text:style-name="T3">Butler's question about revoking approval </text:span><text:span text:style-name="T87">for paraquat</text:span><text:span text:style-name="T3">, instead of </text:span><text:span text:style-name="T85">for an </text:span><text:span text:style-name="T3">inquiry </text:span><text:span text:style-name="T85">to be launched, or </text:span><text:span text:style-name="T3">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text:span><text:span text:style-name="T85">and the House of Lords </text:span><text:span text:style-name="T3">until the 1980s. </text:span><text:span text:style-name="T87">One of the commonest requests was for</text:span><text:span text:style-name="T3"> figures on deaths attributed to the chemical </text:span><text:span text:style-name="T87">and calls for stricter controls </text:span><text:span text:style-name="T88">along with safer formulations</text:span><text:span text:style-name="T3">, </text:span><text:span text:style-name="T87">but there was a section of contributors who consistently spoke up for the benefits of paraquat</text:span><text:span text:style-name="T3">. </text:span></text:p>
      <text:p text:style-name="P183"><text:span text:style-name="T3"/></text:p>
      <text:p text:style-name="P184"><text:span text:style-name="T85">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5">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160">Protecting Misusers</text:p>
      <text:p text:style-name="P185"><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6">with</text:span><text:span text:style-name="T3"> ten years of paraquat on the market and six years since the first fatality. They were able to show that the controls on its retail were not working.</text:span><text:span text:style-name="T3"><text:note text:id="ftn90" text:note-class="footnote"><text:note-citation>107</text:note-citation><text:note-body><text:p text:style-name="P116">“Should this killer be allowed?” DM, 30.08.72, p6</text:p></text:note-body></text:note></text:span><text:span text:style-name="T3"> </text:span></text:p>
      <text:p text:style-name="P186"><text:span text:style-name="T88"/></text:p>
      <text:p text:style-name="P23"><text:span text:style-name="T3">MPs and Peers took it upon themselves to investigate; buying paraquat products, noting whether warnings were given by the seller or on the container, experiencing for themselves whether the information on the containers was hard to read, or easy to understand. A number of the participants in the parliamentary debates involving paraquat had experience of farming themselves</text:span><text:span text:style-name="T3"><office:annotation><dc:creator>Unknown Author</dc:creator><dc:date>2014-02-04T14:53:28</dc:date><text:p><text:span text:style-name="T167">So, users?</text:span></text:p></office:annotation></text:span><text:span text:style-name="T3">, and were aware of the benefits of paraquat when used correctly as well as the tragic outcomes when it was not used as intended. </text:span></text:p>
      <text:p text:style-name="P186"><text:soft-page-break/><text:span text:style-name="T88">Although PPL and MAFF representatives put full responsibility for accidents on the chemical users themselves, and insisted that when their instructions were followed paraquat was safe, it would have been a public relations disaster for ICI if they could not be shown to have responded with some actions. </text:span></text:p>
      <text:p text:style-name="P162"><text:span text:style-name="T3"/></text:p>
      <text:p text:style-name="P13">Changes to the formulation</text:p>
      <text:p text:style-name="P21"><text:span text:style-name="T3">When reformulating Gramoxone to improve its safety, PPL looked to ICI discoveries, as well as outside the organisation. One of the additions was a triazolopyrazine made by FL Rose and colleagues, then trialled by ICI as a bronchodilator, but rejected because it caused patients to be sick.</text:span><text:span text:style-name="T3"><text:note text:id="ftn91" text:note-class="footnote"><text:note-citation>108</text:note-citation><text:note-body><text:p text:style-name="P117">Suckling and Langley, 1988, p510</text:p></text:note-body></text:note></text:span><text:span text:style-name="T3"> Detailed records in the organisation meant that when an emetic was required to minimise intestinal absorption of paraquat, there were options in-house. Bitrex <text:s/></text:span></text:p>
      <text:p text:style-name="P21"/>
      <text:p text:style-name="P21"><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92" text:note-class="footnote"><text:note-citation>109</text:note-citation><text:note-body><text:p text:style-name="P118"><text:span text:style-name="T103">V</text:span>ale et al, 1987</text:p></text:note-body></text:note></text:span><text:span text:style-name="T3"> These changes to formulation were made to try to eliminate the chemical from the system of the person who had consumed it <text:s/>*need to find out when*.</text:span></text:p>
      <text:p text:style-name="P26"/>
      <text:p text:style-name="P10"/>
      <text:p text:style-name="Standard"><text:span text:style-name="T43">The Daily Mail</text:span><text:span text:style-name="T3"> contacted spokespeople from Plant Protection, ICI, MAFF, as well as the pharmaceutical society, and were able to portray the chemical company positively, as working hard to make the formulation of the very effective and valuable herbicide safer, and investing in to find better treatments for poisoning. 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167">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Standard"/>
      <text:p text:style-name="P1">Occasionally for greater emphasis or connection with the reader, Weedol was mentioned as containing paraquat. To a casual newspaper reader without their own experience of the products, who <text:span text:style-name="T126">was</text:span> not closely reading storie<text:span text:style-name="T163">s</text:span>, <text:span text:style-name="T126">which were</text:span> spread out over time, it would be easy to come away with the idea that all paraquat products were somehow imbued with the intention of wreaking death.</text:p>
      <text:p text:style-name="Standard"/>
      <text:p text:style-name="P22"><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92">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8"/>
      <text:p text:style-name="P29"><text:span text:style-name="T3">The “good deal of Press publicity” over deaths from paraquat poisoning “which have usually resulted from the carelessness of individuals” was pinpointed as the cause for public concern which </text:span><text:soft-page-break/><text:span text:style-name="T3">prompted stricter controls on the sale of Gramoxone. The letter that announced this change, also laid out how this was really only superficially harder,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3" text:note-class="footnote"><text:note-citation>110</text:note-citation><text:note-body><text:p text:style-name="P42">HO 305/32, Letter from R Kendall to GR Waters, <text:span text:style-name="T125">22.01.74</text:span></text:p></text:note-body></text:note></text:span><text:span text:style-name="T3"> </text:span><text:span text:style-name="T45">How widely known this was is unclear, but it was definitely not part of the press release heralding the change. <text:s/></text:span></text:p>
      <text:p text:style-name="Standard"/>
      <text:p text:style-name="P161"><text:span text:style-name="T165">Other</text:span> Public Warnings </text:p>
      <text:p text:style-name="P152">Newspapers carried stories of <text:span text:style-name="T156">police warning the public with loudspeakers or going door to door to announce the presence of paraquat in their environment. One incident involved containers going missing from the back of a truck,</text:span><text:span text:style-name="T156"><text:note text:id="ftn39" text:note-class="footnote"><text:note-citation>111</text:note-citation><text:note-body><text:p text:style-name="P129">“Paraquat drums lost from lorry”, The Times, 28.03.74, p2</text:p></text:note-body></text:note></text:span><text:span text:style-name="T156"> another involved containers of paraquat getting swept overboard from a container ship with the possibility of them being found washed up on a beach,</text:span><text:span text:style-name="T156"><text:note text:id="ftn102" text:note-class="footnote"><text:note-citation>112</text:note-citation><text:note-body><text:p text:style-name="Footnote">“<text:span text:style-name="T157">Poison overboard!” DM, 06.04.73, p17.</text:span></text:p></text:note-body></text:note></text:span><text:span text:style-name="T156"> another episode was when a plant nursery sprayed their area and the spray drifted onto residents gardens,</text:span><text:span text:style-name="T156"><text:note text:id="ftn103" text:note-class="footnote"><text:note-citation>113</text:note-citation><text:note-body><text:p text:style-name="P128">“<text:span text:style-name="T157">Deadly shower” DM, 25.08.80, p11</text:span></text:p></text:note-body></text:note></text:span><text:span text:style-name="T156"> and yet another when a bramble patch was sprayed and children discovered to have eaten the blackberries.</text:span><text:span text:style-name="T156"><text:note text:id="ftn104" text:note-class="footnote"><text:note-citation>114</text:note-citation><text:note-body><text:p text:style-name="Footnote">“<text:span text:style-name="T157">Children eat poison spray blackberries” DM, 25.08.73 p13</text:span></text:p></text:note-body></text:note></text:span><text:span text:style-name="T156"> </text:span></text:p>
      <text:p text:style-name="P1"/>
      <text:p text:style-name="P143">What next? </text:p>
      <text:p text:style-name="P143">In 1981, a new amateur or domestic weedkiller <text:span text:style-name="T136">containing atrazine and aminotriazol</text:span>, named DeeWeed, came onto the market. Adverts for this product proclaimed, repeatedly, that it did not contain paraquat or sodium chlorate. <text:span text:style-name="T135">After all the drama of paraquat poisoning in the preceding years, t</text:span>his <text:span text:style-name="T135">could</text:span> be a reaction against the <text:span text:style-name="T135">perceived</text:span> danger of paraquat, <text:span text:style-name="T135">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0" text:note-class="footnote"><text:note-citation>115</text:note-citation><text:note-body><text:p text:style-name="P120">Deeweed advert, Daily Mail, 04.07.81, p27</text:p></text:note-body></text:note> This product was more likely to have been designed to cater for the user keen to keep a low maintenance patio <text:span text:style-name="T163">or drive barren</text:span>. </text:p>
      <text:p text:style-name="P143"/>
      <text:p text:style-name="P144">An amount of paraquat was displaced by the less toxic diquat in domestic formulations of weedkiller, but thanks to the niche it occupied when considered how it would be used in the garden, paraquat was not pushed off the shelves. Weedol and Pathclear continued to be available, showing that the diversity of <text:span text:style-name="T137">weedkilling situations continued to call for a contact herbicide, where gardeners can rely on the soil being suitable to plant in immediately. </text:span></text:p>
      <text:p text:style-name="Standard"/>
      <text:p text:style-name="P1"/>
      <text:p text:style-name="Standard"/>
      <text:p text:style-name="P1"/>
      <text:p text:style-name="Standard"/>
      <text:p text:style-name="P1"/>
      <text:p text:style-name="Standard"/>
      <text:p text:style-name="Standard"/>
      <text:p text:style-name="P10">Conclusions</text:p>
      <text:p text:style-name="P153"><text:soft-page-break/><text:span text:style-name="T3">I have shown that </text:span><text:span text:style-name="T52">p</text:span><text:span text:style-name="T3">araquat was </text:span><text:span text:style-name="T51">so </text:span><text:span text:style-name="T3">enthusiastically received </text:span><text:span text:style-name="T51">by people wanting to get rid of their <text:s/>weeds that</text:span><text:span text:style-name="T3"> Gramoxone, </text:span><text:span text:style-name="T53">and</text:span><text:span text:style-name="T3"> although never intended by the manufacturers for domestic use </text:span><text:span text:style-name="T92">was</text:span><text:span text:style-name="T3"> invited into some private homes and gardens. </text:span><text:span text:style-name="T51">Unfortunately this prohibited use</text:span><text:span text:style-name="T3"> sometimes resulting in fatal poisoning, </text:span><text:span text:style-name="T51">largely due to user error from reusing a beverage bottle, not marking it and forgetting or being unaware that the contents were poisonous</text:span><text:span text:style-name="T3">. Deaths relating to paraquat were recorded from 1966, </text:span><text:span text:style-name="T51">and initially these were all directly traceable to agricultural use. A</text:span><text:span text:style-name="T3">fter Weedol was widely marketed to home gardeners, </text:span><text:span text:style-name="T51">both in display adverts and in garden advice columns, accidental poisonings with Grammoxone spread to people who did not work </text:span><text:span text:style-name="T53">with the chemical</text:span><text:span text:style-name="T51">. I hypothesise that </text:span><text:span text:style-name="T53">referring to </text:span><text:span text:style-name="T51">the active ingredient “paraquat” in these advice columns </text:span><text:span text:style-name="T53">created</text:span><text:span text:style-name="T51"> </text:span><text:span text:style-name="T53">a desire for paraquat, and that inconsistent use of the brand name “Weedol” contributed to a lack of awareness about the distinction between the agricultural and domestic variants. </text:span></text:p>
      <text:p text:style-name="P153"><text:span text:style-name="T53"/></text:p>
      <text:p text:style-name="P153"><text:span text:style-name="T53">Users of paraquat based herbicides who did not follow the strict instruction to keep the chemical in its original packaging, put themselves and others (who would not have known of the instructions associated with the concentrate) at risk of </text:span><text:span text:style-name="T54">mistakenly</text:span><text:span text:style-name="T53"> using the weedkiller as a drink, brought the chemical to wider attention. Media reports of these </text:span><text:span text:style-name="T54">fatal incidents</text:span><text:span text:style-name="T53">, which for brevity and impact blurred the distinction between Weedol and Gramoxone, contributed to the </text:span><text:span text:style-name="T54">unintended</text:span><text:span text:style-name="T53"> use </text:span><text:span text:style-name="T54">of paraquat as a poison</text:span><text:span text:style-name="T53"> being perpetuated</text:span></text:p>
      <text:p text:style-name="P153"><text:span text:style-name="T53"/></text:p>
      <text:p text:style-name="P153"><text:span text:style-name="T3">Overall, the number of deaths in relation to the total volume of paraquat sold and used was very small, the </text:span><text:span text:style-name="T53">safety </text:span><text:span text:style-name="T3">precautions were easily followed </text:span><text:span text:style-name="T53">by weedkilling users </text:span><text:span text:style-name="T3">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text:span></text:p>
      <text:p text:style-name="P153"><text:span text:style-name="T3"/></text:p>
      <text:p text:style-name="P153"><text:span text:style-name="T3"/></text:p>
      <text:p text:style-name="Standard"><office:annotation><dc:creator>Unknown Author</dc:creator><dc:date>2014-02-04T14:55:28</dc:date><text:p><text:span text:style-name="T167">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least reason to be suspicious of government actions. <text:s/></text:p>
      <text:p text:style-name="P10"/>
      <text:p text:style-name="P145">ICI preferred to focus only on <text:span text:style-name="T138">obedient users and their </text:span>adherence to the instructions for safe use, <text:span text:style-name="T139">written in the awareness of the range of effects that paraquat could have as an irritant and a poison</text:span>. <text:span text:style-name="T138">In these instructions, the company resisted giving details of the consequences, potentially leaving curious users who had read the instructions, unaware of why they should obey the instructions.</text:span> <text:span text:style-name="T139">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145"/>
      <text:p text:style-name="P145">The Daily Mail promoted the benefits of paraquat products in their garden advice columns and advertised Weedol at the same time as carrying stories of deaths involving paraquat. </text:p>
      <text:p text:style-name="P10"/>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ArialMT" svg:font-family="ArialMT" style:font-family-generic="roman"/>
    <style:font-face style:name="ArialUnicodeMS" svg:font-family="ArialUnicodeMS" style:font-family-generic="roman"/>
    <style:font-face style:name="Tahoma" svg:font-family="Tahoma" style:font-family-generic="roman"/>
    <style:font-face style:name="Lucida Grande1" svg:font-family="'Lucida Grande'" style:font-family-generic="swiss"/>
    <style:font-face style:name="ArialMT1" svg:font-family="ArialMT"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53</meta:editing-cycles>
    <meta:editing-duration>P8DT13H29M52S</meta:editing-duration>
    <meta:generator>LibreOffice/4.1.4.2$MacOSX_x86 LibreOffice_project/0a0440ccc0227ad9829de5f46be37cfb6edcf72</meta:generator>
    <dc:date>2014-02-18T14:10:50.446632000</dc:date>
    <meta:document-statistic meta:table-count="1" meta:image-count="0" meta:object-count="0" meta:page-count="21" meta:paragraph-count="264" meta:word-count="12360" meta:character-count="78098" meta:non-whitespace-character-count="65846"/>
  </office:meta>
</office:document-meta>
</file>